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WriteCommands" style:family="table">
      <style:table-properties table:align="margins" style:may-break-between-rows="false" style:writing-mode="lr-tb"/>
    </style:style>
    <style:style style:name="WriteCommands.A" style:family="table-column">
      <style:table-column-properties style:rel-column-width="7979*"/>
    </style:style>
    <style:style style:name="WriteCommands.B" style:family="table-column">
      <style:table-column-properties style:rel-column-width="12678*"/>
    </style:style>
    <style:style style:name="WriteCommands.C" style:family="table-column">
      <style:table-column-properties style:rel-column-width="11219*"/>
    </style:style>
    <style:style style:name="WriteCommands.F" style:family="table-column">
      <style:table-column-properties style:rel-column-width="11221*"/>
    </style:style>
    <style:style style:name="WriteCommands.A1" style:family="table-cell">
      <style:table-cell-properties fo:padding="0.0382in" fo:border-left="0.0007in solid #000000" fo:border-right="none" fo:border-top="0.0007in solid #000000" fo:border-bottom="0.0007in solid #000000"/>
    </style:style>
    <style:style style:name="WriteCommands.F1" style:family="table-cell">
      <style:table-cell-properties fo:padding="0.0382in" fo:border="0.0007in solid #000000"/>
    </style:style>
    <style:style style:name="WriteCommands.A2" style:family="table-cell">
      <style:table-cell-properties fo:padding="0.0382in" fo:border-left="0.0007in solid #000000" fo:border-right="none" fo:border-top="none" fo:border-bottom="0.0007in solid #000000"/>
    </style:style>
    <style:style style:name="WriteCommands.F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Text_20_body">
      <style:paragraph-properties fo:text-align="center" style:justify-single-word="false"/>
      <style:text-properties style:font-name="TimesNewRomanPSMT" fo:font-size="12pt"/>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font-name="TimesNewRomanPSMT" fo:font-size="12pt"/>
    </style:style>
    <style:style style:name="P11" style:family="paragraph" style:parent-style-name="Text_20_body">
      <style:paragraph-properties fo:margin-top="0in" fo:margin-bottom="0in" fo:text-align="center" style:justify-single-word="false"/>
      <style:text-properties style:font-name="TimesNewRomanPSMT" fo:font-size="12pt"/>
    </style:style>
    <style:style style:name="P12"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3" style:family="paragraph" style:parent-style-name="Standard">
      <style:paragraph-properties fo:margin-top="0in" fo:margin-bottom="0in"/>
    </style:style>
    <style:style style:name="P14" style:family="paragraph" style:parent-style-name="Table_20_Contents">
      <style:paragraph-properties fo:margin-top="0in" fo:margin-bottom="0in"/>
    </style:style>
    <style:style style:name="P15" style:family="paragraph" style:parent-style-name="Table_20_Contents">
      <style:paragraph-properties fo:margin-top="0in" fo:margin-bottom="0in" fo:text-align="center" style:justify-single-word="false"/>
    </style:style>
    <style:style style:name="P16" style:family="paragraph" style:parent-style-name="Table_20_Contents">
      <style:paragraph-properties fo:margin-top="0in" fo:margin-bottom="0in" fo:text-align="center" style:justify-single-word="false"/>
      <style:text-properties style:text-rotation-angle="90" style:text-rotation-scale="line-height"/>
    </style:style>
    <style:style style:name="P17" style:family="paragraph" style:parent-style-name="Table_20_Contents">
      <style:paragraph-properties fo:margin-top="0in" fo:margin-bottom="0in" fo:text-align="center" style:justify-single-word="false"/>
      <style:text-properties style:text-rotation-angle="0" style:text-rotation-scale="line-height"/>
    </style:style>
    <style:style style:name="P18" style:family="paragraph" style:parent-style-name="Table_20_Heading">
      <style:paragraph-properties fo:margin-top="0in" fo:margin-bottom="0in"/>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Heading_20_1" style:master-page-name="First_20_Page">
      <style:paragraph-properties style:page-number="auto"/>
    </style:style>
    <style:style style:name="P2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32151648" text:id="ct332151648">
          <text:insertion>
            <office:change-info>
              <dc:creator>Bob Jacobsen</dc:creator>
              <dc:date>2013-04-13T19:37:00</dc:date>
            </office:change-info>
          </text:insertion>
        </text:changed-region>
        <text:changed-region xml:id="ct332151744" text:id="ct332151744">
          <text:deletion>
            <office:change-info>
              <dc:creator>Bob Jacobsen</dc:creator>
              <dc:date>2013-04-13T19:37:00</dc:date>
            </office:change-info>
            <text:p text:style-name="Standard">Although the Protocol Identification Protocol is not required, it's highly recommended. <text:s/>(Should it be required? It's pretty light-weight, and having it there simplifies the code for checking whether this protocol is present.)</text:p>
          </text:deletion>
        </text:changed-region>
        <text:changed-region xml:id="ct332151840" text:id="ct332151840">
          <text:insertion>
            <office:change-info>
              <dc:creator>Bob Jacobsen</dc:creator>
              <dc:date>2013-04-13T19:37:00</dc:date>
            </office:change-info>
          </text:insertion>
        </text:changed-region>
        <text:changed-region xml:id="ct332152048" text:id="ct332152048">
          <text:insertion>
            <office:change-info>
              <dc:creator>Bob Jacobsen</dc:creator>
              <dc:date>2013-04-13T19:40:00</dc:date>
            </office:change-info>
          </text:insertion>
        </text:changed-region>
        <text:changed-region xml:id="ct332156320" text:id="ct332156320">
          <text:insertion>
            <office:change-info>
              <dc:creator>Bob Jacobsen</dc:creator>
              <dc:date>2013-04-13T19:41:00</dc:date>
            </office:change-info>
          </text:insertion>
        </text:changed-region>
        <text:changed-region xml:id="ct332156464" text:id="ct332156464">
          <text:insertion>
            <office:change-info>
              <dc:creator>Bob Jacobsen</dc:creator>
              <dc:date>2013-04-13T19:40:00</dc:date>
            </office:change-info>
          </text:insertion>
        </text:changed-region>
        <text:changed-region xml:id="ct332150416" text:id="ct332150416">
          <text:deletion>
            <office:change-info>
              <dc:creator>Bob Jacobsen</dc:creator>
              <dc:date>2013-04-12T22:21:00</dc:date>
            </office:change-info>
            <text:h text:style-name="Heading_20_4" text:outline-level="4">y</text:h>
          </text:deletion>
        </text:changed-region>
        <text:changed-region xml:id="ct332157008" text:id="ct332157008">
          <text:insertion>
            <office:change-info>
              <dc:creator>Bob Jacobsen</dc:creator>
              <dc:date>2013-04-12T22:21:00</dc:date>
            </office:change-info>
          </text:insertion>
        </text:changed-region>
        <text:changed-region xml:id="ct332157360" text:id="ct332157360">
          <text:insertion>
            <office:change-info>
              <dc:creator>Bob Jacobsen</dc:creator>
              <dc:date>2013-04-12T22:25:00</dc:date>
            </office:change-info>
          </text:insertion>
        </text:changed-region>
        <text:changed-region xml:id="ct332162816" text:id="ct332162816">
          <text:insertion>
            <office:change-info>
              <dc:creator>Bob Jacobsen</dc:creator>
              <dc:date>2013-04-12T22:26:00</dc:date>
            </office:change-info>
          </text:insertion>
        </text:changed-region>
        <text:changed-region xml:id="ct332119680" text:id="ct332119680">
          <text:insertion>
            <office:change-info>
              <dc:creator>Bob Jacobsen</dc:creator>
              <dc:date>2013-04-12T22:27:00</dc:date>
            </office:change-info>
          </text:insertion>
        </text:changed-region>
        <text:changed-region xml:id="ct332161296" text:id="ct332161296">
          <text:insertion>
            <office:change-info>
              <dc:creator>Bob Jacobsen</dc:creator>
              <dc:date>2013-04-13T19:43:00</dc:date>
            </office:change-info>
          </text:insertion>
        </text:changed-region>
        <text:changed-region xml:id="ct332156560" text:id="ct332156560">
          <text:insertion>
            <office:change-info>
              <dc:creator>Bob Jacobsen</dc:creator>
              <dc:date>2013-01-31T07:56:00</dc:date>
            </office:change-info>
          </text:insertion>
        </text:changed-region>
        <text:changed-region xml:id="ct332165040" text:id="ct332165040">
          <text:deletion>
            <office:change-info>
              <dc:creator>Bob Jacobsen</dc:creator>
              <dc:date>2013-01-31T07:56:00</dc:date>
            </office:change-info>
            <text:h text:style-name="Heading_20_1" text:outline-level="1"/>
            <text:h text:style-name="Heading_20_1" text:outline-level="1"/>
          </text:deletion>
        </text:changed-region>
        <text:changed-region xml:id="ct332166672" text:id="ct332166672">
          <text:insertion>
            <office:change-info>
              <dc:creator>Bob Jacobsen</dc:creator>
              <dc:date>2013-01-31T07:56:00</dc:date>
            </office:change-info>
          </text:insertion>
        </text:changed-region>
        <text:changed-region xml:id="ct332166768" text:id="ct332166768">
          <text:insertion>
            <office:change-info>
              <dc:creator>Bob Jacobsen</dc:creator>
              <dc:date>2013-04-12T21:41:00</dc:date>
            </office:change-info>
          </text:insertion>
        </text:changed-region>
        <text:changed-region xml:id="ct332169104" text:id="ct332169104">
          <text:insertion>
            <office:change-info>
              <dc:creator>Bob Jacobsen</dc:creator>
              <dc:date>2013-01-31T07:56:00</dc:date>
            </office:change-info>
          </text:insertion>
        </text:changed-region>
        <text:changed-region xml:id="ct332166096" text:id="ct332166096">
          <text:insertion>
            <office:change-info>
              <dc:creator>Bob Jacobsen</dc:creator>
              <dc:date>2013-04-12T21:41:00</dc:date>
            </office:change-info>
          </text:insertion>
        </text:changed-region>
        <text:changed-region xml:id="ct332167312" text:id="ct332167312">
          <text:insertion>
            <office:change-info>
              <dc:creator>Bob Jacobsen</dc:creator>
              <dc:date>2013-01-31T07:56:00</dc:date>
            </office:change-info>
          </text:insertion>
        </text:changed-region>
        <text:changed-region xml:id="ct332167408" text:id="ct332167408">
          <text:insertion>
            <office:change-info>
              <dc:creator>Bob Jacobsen</dc:creator>
              <dc:date>2013-04-12T21:42:00</dc:date>
            </office:change-info>
          </text:insertion>
        </text:changed-region>
        <text:changed-region xml:id="ct332167552" text:id="ct332167552">
          <text:insertion>
            <office:change-info>
              <dc:creator>Bob Jacobsen</dc:creator>
              <dc:date>2013-01-31T07:56:00</dc:date>
            </office:change-info>
          </text:insertion>
        </text:changed-region>
        <text:changed-region xml:id="ct332122032" text:id="ct332122032">
          <text:insertion>
            <office:change-info>
              <dc:creator>Bob Jacobsen</dc:creator>
              <dc:date>2013-04-12T21:42:00</dc:date>
            </office:change-info>
          </text:insertion>
        </text:changed-region>
        <text:changed-region xml:id="ct332169344" text:id="ct332169344">
          <text:insertion>
            <office:change-info>
              <dc:creator>Bob Jacobsen</dc:creator>
              <dc:date>2013-01-31T07:56:00</dc:date>
            </office:change-info>
          </text:insertion>
        </text:changed-region>
        <text:changed-region xml:id="ct77234464" text:id="ct77234464">
          <text:insertion>
            <office:change-info>
              <dc:creator>Bob Jacobsen</dc:creator>
              <dc:date>2013-01-31T07:56:00</dc:date>
            </office:change-info>
          </text:insertion>
        </text:changed-region>
        <text:changed-region xml:id="ct836141360" text:id="ct836141360">
          <text:insertion>
            <office:change-info>
              <dc:creator>Bob Jacobsen</dc:creator>
              <dc:date>2013-01-31T07:56:00</dc:date>
            </office:change-info>
          </text:insertion>
        </text:changed-region>
        <text:changed-region xml:id="ct77546288" text:id="ct77546288">
          <text:insertion>
            <office:change-info>
              <dc:creator>Bob Jacobsen</dc:creator>
              <dc:date>2013-01-31T07:56:00</dc:date>
            </office:change-info>
          </text:insertion>
        </text:changed-region>
        <text:changed-region xml:id="ct77162528" text:id="ct77162528">
          <text:insertion>
            <office:change-info>
              <dc:creator>Bob Jacobsen</dc:creator>
              <dc:date>2013-01-31T07:56:00</dc:date>
            </office:change-info>
          </text:insertion>
        </text:changed-region>
        <text:changed-region xml:id="ct836063744" text:id="ct836063744">
          <text:insertion>
            <office:change-info>
              <dc:creator>Bob Jacobsen</dc:creator>
              <dc:date>2013-01-31T07:56:00</dc:date>
            </office:change-info>
          </text:insertion>
        </text:changed-region>
        <text:changed-region xml:id="ct836095040" text:id="ct836095040">
          <text:insertion>
            <office:change-info>
              <dc:creator>Bob Jacobsen</dc:creator>
              <dc:date>2013-01-31T07:56:00</dc:date>
            </office:change-info>
          </text:insertion>
        </text:changed-region>
        <text:changed-region xml:id="ct836075424" text:id="ct836075424">
          <text:insertion>
            <office:change-info>
              <dc:creator>Bob Jacobsen</dc:creator>
              <dc:date>2013-01-31T07:56:00</dc:date>
            </office:change-info>
          </text:insertion>
        </text:changed-region>
        <text:changed-region xml:id="ct77281088" text:id="ct77281088">
          <text:insertion>
            <office:change-info>
              <dc:creator>Bob Jacobsen</dc:creator>
              <dc:date>2013-01-31T07:56:00</dc:date>
            </office:change-info>
          </text:insertion>
        </text:changed-region>
        <text:changed-region xml:id="ct77531920" text:id="ct77531920">
          <text:insertion>
            <office:change-info>
              <dc:creator>Bob Jacobsen</dc:creator>
              <dc:date>2013-01-31T07:56:00</dc:date>
            </office:change-info>
          </text:insertion>
        </text:changed-region>
        <text:changed-region xml:id="ct76711568" text:id="ct76711568">
          <text:insertion>
            <office:change-info>
              <dc:creator>Bob Jacobsen</dc:creator>
              <dc:date>2013-01-31T07:56:00</dc:date>
            </office:change-info>
          </text:insertion>
        </text:changed-region>
        <text:changed-region xml:id="ct836125536" text:id="ct836125536">
          <text:insertion>
            <office:change-info>
              <dc:creator>Bob Jacobsen</dc:creator>
              <dc:date>2013-01-31T07:56:00</dc:date>
            </office:change-info>
          </text:insertion>
        </text:changed-region>
        <text:changed-region xml:id="ct77387008" text:id="ct77387008">
          <text:insertion>
            <office:change-info>
              <dc:creator>Bob Jacobsen</dc:creator>
              <dc:date>2013-01-31T07:56:00</dc:date>
            </office:change-info>
          </text:insertion>
        </text:changed-region>
        <text:changed-region xml:id="ct836023760" text:id="ct836023760">
          <text:insertion>
            <office:change-info>
              <dc:creator>Bob Jacobsen</dc:creator>
              <dc:date>2013-01-31T07:56:00</dc:date>
            </office:change-info>
          </text:insertion>
        </text:changed-region>
        <text:changed-region xml:id="ct76753088" text:id="ct76753088">
          <text:insertion>
            <office:change-info>
              <dc:creator>Bob Jacobsen</dc:creator>
              <dc:date>2013-01-31T07:56:00</dc:date>
            </office:change-info>
          </text:insertion>
        </text:changed-region>
        <text:changed-region xml:id="ct77508480" text:id="ct77508480">
          <text:insertion>
            <office:change-info>
              <dc:creator>Bob Jacobsen</dc:creator>
              <dc:date>2013-01-31T07:56:00</dc:date>
            </office:change-info>
          </text:insertion>
        </text:changed-region>
        <text:changed-region xml:id="ct76772112" text:id="ct76772112">
          <text:insertion>
            <office:change-info>
              <dc:creator>Bob Jacobsen</dc:creator>
              <dc:date>2013-04-12T21:28:00</dc:date>
            </office:change-info>
          </text:insertion>
        </text:changed-region>
        <text:changed-region xml:id="ct77096400" text:id="ct77096400">
          <text:insertion>
            <office:change-info>
              <dc:creator>Bob Jacobsen</dc:creator>
              <dc:date>2013-01-31T07:56:00</dc:date>
            </office:change-info>
          </text:insertion>
        </text:changed-region>
        <text:changed-region xml:id="ct836156912" text:id="ct836156912">
          <text:insertion>
            <office:change-info>
              <dc:creator>Bob Jacobsen</dc:creator>
              <dc:date>2013-01-31T07:56:00</dc:date>
            </office:change-info>
          </text:insertion>
        </text:changed-region>
        <text:changed-region xml:id="ct76631792" text:id="ct76631792">
          <text:insertion>
            <office:change-info>
              <dc:creator>Bob Jacobsen</dc:creator>
              <dc:date>2013-01-31T07:56:00</dc:date>
            </office:change-info>
          </text:insertion>
        </text:changed-region>
        <text:changed-region xml:id="ct76693856" text:id="ct76693856">
          <text:insertion>
            <office:change-info>
              <dc:creator>Bob Jacobsen</dc:creator>
              <dc:date>2013-01-31T07:56:00</dc:date>
            </office:change-info>
          </text:insertion>
        </text:changed-region>
        <text:changed-region xml:id="ct836059696" text:id="ct836059696">
          <text:insertion>
            <office:change-info>
              <dc:creator>Bob Jacobsen</dc:creator>
              <dc:date>2013-01-31T07:56:00</dc:date>
            </office:change-info>
          </text:insertion>
        </text:changed-region>
        <text:changed-region xml:id="ct76721792" text:id="ct76721792">
          <text:insertion>
            <office:change-info>
              <dc:creator>Bob Jacobsen</dc:creator>
              <dc:date>2013-04-12T21:28:00</dc:date>
            </office:change-info>
          </text:insertion>
        </text:changed-region>
        <text:changed-region xml:id="ct77358208" text:id="ct77358208">
          <text:insertion>
            <office:change-info>
              <dc:creator>Bob Jacobsen</dc:creator>
              <dc:date>2013-01-31T07:56:00</dc:date>
            </office:change-info>
          </text:insertion>
        </text:changed-region>
        <text:changed-region xml:id="ct76699920" text:id="ct76699920">
          <text:insertion>
            <office:change-info>
              <dc:creator>Bob Jacobsen</dc:creator>
              <dc:date>2013-01-31T07:56:00</dc:date>
            </office:change-info>
          </text:insertion>
        </text:changed-region>
        <text:changed-region xml:id="ct836128352" text:id="ct836128352">
          <text:insertion>
            <office:change-info>
              <dc:creator>Bob Jacobsen</dc:creator>
              <dc:date>2013-01-31T07:56:00</dc:date>
            </office:change-info>
          </text:insertion>
        </text:changed-region>
        <text:changed-region xml:id="ct76786320" text:id="ct76786320">
          <text:insertion>
            <office:change-info>
              <dc:creator>Bob Jacobsen</dc:creator>
              <dc:date>2013-01-31T07:56:00</dc:date>
            </office:change-info>
          </text:insertion>
        </text:changed-region>
        <text:changed-region xml:id="ct77224480" text:id="ct77224480">
          <text:insertion>
            <office:change-info>
              <dc:creator>Bob Jacobsen</dc:creator>
              <dc:date>2013-01-31T07:56:00</dc:date>
            </office:change-info>
          </text:insertion>
        </text:changed-region>
        <text:changed-region xml:id="ct76564544" text:id="ct76564544">
          <text:insertion>
            <office:change-info>
              <dc:creator>Bob Jacobsen</dc:creator>
              <dc:date>2013-04-12T21:29:00</dc:date>
            </office:change-info>
          </text:insertion>
        </text:changed-region>
        <text:changed-region xml:id="ct836268192" text:id="ct836268192">
          <text:insertion>
            <office:change-info>
              <dc:creator>Bob Jacobsen</dc:creator>
              <dc:date>2013-01-31T07:56:00</dc:date>
            </office:change-info>
          </text:insertion>
        </text:changed-region>
        <text:changed-region xml:id="ct77131392" text:id="ct77131392">
          <text:insertion>
            <office:change-info>
              <dc:creator>Bob Jacobsen</dc:creator>
              <dc:date>2013-01-31T07:56:00</dc:date>
            </office:change-info>
          </text:insertion>
        </text:changed-region>
        <text:changed-region xml:id="ct76696016" text:id="ct76696016">
          <text:insertion>
            <office:change-info>
              <dc:creator>Bob Jacobsen</dc:creator>
              <dc:date>2013-01-31T07:56:00</dc:date>
            </office:change-info>
          </text:insertion>
        </text:changed-region>
        <text:changed-region xml:id="ct836220992" text:id="ct836220992">
          <text:insertion>
            <office:change-info>
              <dc:creator>Bob Jacobsen</dc:creator>
              <dc:date>2013-01-31T07:56:00</dc:date>
            </office:change-info>
          </text:insertion>
        </text:changed-region>
        <text:changed-region xml:id="ct836151616" text:id="ct836151616">
          <text:insertion>
            <office:change-info>
              <dc:creator>Bob Jacobsen</dc:creator>
              <dc:date>2013-04-12T21:29:00</dc:date>
            </office:change-info>
          </text:insertion>
        </text:changed-region>
        <text:changed-region xml:id="ct836033824" text:id="ct836033824">
          <text:insertion>
            <office:change-info>
              <dc:creator>Bob Jacobsen</dc:creator>
              <dc:date>2013-01-31T07:56:00</dc:date>
            </office:change-info>
          </text:insertion>
        </text:changed-region>
        <text:changed-region xml:id="ct836058368" text:id="ct836058368">
          <text:insertion>
            <office:change-info>
              <dc:creator>Bob Jacobsen</dc:creator>
              <dc:date>2013-04-12T21:29:00</dc:date>
            </office:change-info>
          </text:insertion>
        </text:changed-region>
        <text:changed-region xml:id="ct77115248" text:id="ct77115248">
          <text:insertion>
            <office:change-info>
              <dc:creator>Bob Jacobsen</dc:creator>
              <dc:date>2013-04-12T21:30:00</dc:date>
            </office:change-info>
          </text:insertion>
        </text:changed-region>
        <text:changed-region xml:id="ct76742496" text:id="ct76742496">
          <text:insertion>
            <office:change-info>
              <dc:creator>Bob Jacobsen</dc:creator>
              <dc:date>2013-01-31T07:56:00</dc:date>
            </office:change-info>
          </text:insertion>
        </text:changed-region>
        <text:changed-region xml:id="ct835954240" text:id="ct835954240">
          <text:insertion>
            <office:change-info>
              <dc:creator>Bob Jacobsen</dc:creator>
              <dc:date>2013-01-31T07:56:00</dc:date>
            </office:change-info>
          </text:insertion>
        </text:changed-region>
        <text:changed-region xml:id="ct76617328" text:id="ct76617328">
          <text:insertion>
            <office:change-info>
              <dc:creator>Bob Jacobsen</dc:creator>
              <dc:date>2013-01-31T07:56:00</dc:date>
            </office:change-info>
          </text:insertion>
        </text:changed-region>
        <text:changed-region xml:id="ct836095392" text:id="ct836095392">
          <text:insertion>
            <office:change-info>
              <dc:creator>Bob Jacobsen</dc:creator>
              <dc:date>2013-01-31T07:56:00</dc:date>
            </office:change-info>
          </text:insertion>
        </text:changed-region>
        <text:changed-region xml:id="ct76647136" text:id="ct76647136">
          <text:insertion>
            <office:change-info>
              <dc:creator>Bob Jacobsen</dc:creator>
              <dc:date>2013-01-31T07:56:00</dc:date>
            </office:change-info>
          </text:insertion>
        </text:changed-region>
        <text:changed-region xml:id="ct332125968" text:id="ct332125968">
          <text:insertion>
            <office:change-info>
              <dc:creator>Bob Jacobsen</dc:creator>
              <dc:date>2013-01-31T07:56:00</dc:date>
            </office:change-info>
          </text:insertion>
        </text:changed-region>
        <text:changed-region xml:id="ct332126416" text:id="ct332126416">
          <text:insertion>
            <office:change-info>
              <dc:creator>Bob Jacobsen</dc:creator>
              <dc:date>2013-01-31T07:56:00</dc:date>
            </office:change-info>
          </text:insertion>
        </text:changed-region>
        <text:changed-region xml:id="ct332126576" text:id="ct332126576">
          <text:insertion>
            <office:change-info>
              <dc:creator>Bob Jacobsen</dc:creator>
              <dc:date>2013-01-31T07:56:00</dc:date>
            </office:change-info>
          </text:insertion>
        </text:changed-region>
        <text:changed-region xml:id="ct332126736" text:id="ct332126736">
          <text:insertion>
            <office:change-info>
              <dc:creator>Bob Jacobsen</dc:creator>
              <dc:date>2013-01-31T07:56:00</dc:date>
            </office:change-info>
          </text:insertion>
        </text:changed-region>
        <text:changed-region xml:id="ct332126896" text:id="ct332126896">
          <text:insertion>
            <office:change-info>
              <dc:creator>Bob Jacobsen</dc:creator>
              <dc:date>2013-01-31T07:56:00</dc:date>
            </office:change-info>
          </text:insertion>
        </text:changed-region>
        <text:changed-region xml:id="ct332126208" text:id="ct332126208">
          <text:insertion>
            <office:change-info>
              <dc:creator>Bob Jacobsen</dc:creator>
              <dc:date>2013-01-31T07:56:00</dc:date>
            </office:change-info>
          </text:insertion>
        </text:changed-region>
        <text:changed-region xml:id="ct332127296" text:id="ct332127296">
          <text:insertion>
            <office:change-info>
              <dc:creator>Bob Jacobsen</dc:creator>
              <dc:date>2013-01-31T07:56:00</dc:date>
            </office:change-info>
          </text:insertion>
        </text:changed-region>
        <text:changed-region xml:id="ct332127440" text:id="ct332127440">
          <text:insertion>
            <office:change-info>
              <dc:creator>Bob Jacobsen</dc:creator>
              <dc:date>2013-01-31T07:56:00</dc:date>
            </office:change-info>
          </text:insertion>
        </text:changed-region>
        <text:changed-region xml:id="ct332127600" text:id="ct332127600">
          <text:insertion>
            <office:change-info>
              <dc:creator>Bob Jacobsen</dc:creator>
              <dc:date>2013-01-31T07:56:00</dc:date>
            </office:change-info>
          </text:insertion>
        </text:changed-region>
        <text:changed-region xml:id="ct332127120" text:id="ct332127120">
          <text:insertion>
            <office:change-info>
              <dc:creator>Bob Jacobsen</dc:creator>
              <dc:date>2013-04-12T21:37:00</dc:date>
            </office:change-info>
          </text:insertion>
        </text:changed-region>
        <text:changed-region xml:id="ct332127696" text:id="ct332127696">
          <text:insertion>
            <office:change-info>
              <dc:creator>Bob Jacobsen</dc:creator>
              <dc:date>2013-01-31T07:56:00</dc:date>
            </office:change-info>
          </text:insertion>
        </text:changed-region>
        <text:changed-region xml:id="ct332127792" text:id="ct332127792">
          <text:insertion>
            <office:change-info>
              <dc:creator>Bob Jacobsen</dc:creator>
              <dc:date>2013-04-12T21:37:00</dc:date>
            </office:change-info>
          </text:insertion>
        </text:changed-region>
        <text:changed-region xml:id="ct332128560" text:id="ct332128560">
          <text:insertion>
            <office:change-info>
              <dc:creator>Bob Jacobsen</dc:creator>
              <dc:date>2013-01-31T07:56:00</dc:date>
            </office:change-info>
          </text:insertion>
        </text:changed-region>
        <text:changed-region xml:id="ct332128768" text:id="ct332128768">
          <text:insertion>
            <office:change-info>
              <dc:creator>Bob Jacobsen</dc:creator>
              <dc:date>2013-01-31T07:56:00</dc:date>
            </office:change-info>
          </text:insertion>
        </text:changed-region>
        <text:changed-region xml:id="ct332128928" text:id="ct332128928">
          <text:insertion>
            <office:change-info>
              <dc:creator>Bob Jacobsen</dc:creator>
              <dc:date>2013-01-31T07:56:00</dc:date>
            </office:change-info>
          </text:insertion>
        </text:changed-region>
        <text:changed-region xml:id="ct332129088" text:id="ct332129088">
          <text:insertion>
            <office:change-info>
              <dc:creator>Bob Jacobsen</dc:creator>
              <dc:date>2013-01-31T07:56:00</dc:date>
            </office:change-info>
          </text:insertion>
        </text:changed-region>
        <text:changed-region xml:id="ct332128272" text:id="ct332128272">
          <text:insertion>
            <office:change-info>
              <dc:creator>Bob Jacobsen</dc:creator>
              <dc:date>2013-01-31T07:56:00</dc:date>
            </office:change-info>
          </text:insertion>
        </text:changed-region>
        <text:changed-region xml:id="ct332129760" text:id="ct332129760">
          <text:insertion>
            <office:change-info>
              <dc:creator>Bob Jacobsen</dc:creator>
              <dc:date>2013-01-31T07:56:00</dc:date>
            </office:change-info>
          </text:insertion>
        </text:changed-region>
        <text:changed-region xml:id="ct332129968" text:id="ct332129968">
          <text:insertion>
            <office:change-info>
              <dc:creator>Bob Jacobsen</dc:creator>
              <dc:date>2013-01-31T07:56:00</dc:date>
            </office:change-info>
          </text:insertion>
        </text:changed-region>
        <text:changed-region xml:id="ct332128032" text:id="ct332128032">
          <text:insertion>
            <office:change-info>
              <dc:creator>Bob Jacobsen</dc:creator>
              <dc:date>2013-01-31T07:56:00</dc:date>
            </office:change-info>
          </text:insertion>
        </text:changed-region>
        <text:changed-region xml:id="ct332130272" text:id="ct332130272">
          <text:insertion>
            <office:change-info>
              <dc:creator>Bob Jacobsen</dc:creator>
              <dc:date>2013-01-31T07:56:00</dc:date>
            </office:change-info>
          </text:insertion>
        </text:changed-region>
        <text:changed-region xml:id="ct332129600" text:id="ct332129600">
          <text:insertion>
            <office:change-info>
              <dc:creator>Bob Jacobsen</dc:creator>
              <dc:date>2013-01-31T07:56:00</dc:date>
            </office:change-info>
          </text:insertion>
        </text:changed-region>
        <text:changed-region xml:id="ct332129184" text:id="ct332129184">
          <text:insertion>
            <office:change-info>
              <dc:creator>Bob Jacobsen</dc:creator>
              <dc:date>2013-01-31T07:56:00</dc:date>
            </office:change-info>
          </text:insertion>
        </text:changed-region>
        <text:changed-region xml:id="ct332125216" text:id="ct332125216">
          <text:insertion>
            <office:change-info>
              <dc:creator>Bob Jacobsen</dc:creator>
              <dc:date>2013-01-31T07:56:00</dc:date>
            </office:change-info>
          </text:insertion>
        </text:changed-region>
        <text:changed-region xml:id="ct332130448" text:id="ct332130448">
          <text:insertion>
            <office:change-info>
              <dc:creator>Bob Jacobsen</dc:creator>
              <dc:date>2013-01-31T07:56:00</dc:date>
            </office:change-info>
          </text:insertion>
        </text:changed-region>
        <text:changed-region xml:id="ct332124544" text:id="ct332124544">
          <text:insertion>
            <office:change-info>
              <dc:creator>Bob Jacobsen</dc:creator>
              <dc:date>2013-01-31T07:56:00</dc:date>
            </office:change-info>
          </text:insertion>
        </text:changed-region>
        <text:changed-region xml:id="ct332124640" text:id="ct332124640">
          <text:insertion>
            <office:change-info>
              <dc:creator>Bob Jacobsen</dc:creator>
              <dc:date>2013-01-31T07:56:00</dc:date>
            </office:change-info>
          </text:insertion>
        </text:changed-region>
        <text:changed-region xml:id="ct332172944" text:id="ct332172944">
          <text:insertion>
            <office:change-info>
              <dc:creator>Bob Jacobsen</dc:creator>
              <dc:date>2013-01-31T07:56:00</dc:date>
            </office:change-info>
          </text:insertion>
        </text:changed-region>
        <text:changed-region xml:id="ct332173040" text:id="ct332173040">
          <text:insertion>
            <office:change-info>
              <dc:creator>Bob Jacobsen</dc:creator>
              <dc:date>2013-01-31T07:56:00</dc:date>
            </office:change-info>
          </text:insertion>
        </text:changed-region>
        <text:changed-region xml:id="ct332172816" text:id="ct332172816">
          <text:insertion>
            <office:change-info>
              <dc:creator>Bob Jacobsen</dc:creator>
              <dc:date>2013-01-31T07:56:00</dc:date>
            </office:change-info>
          </text:insertion>
        </text:changed-region>
        <text:changed-region xml:id="ct332170096" text:id="ct332170096">
          <text:insertion>
            <office:change-info>
              <dc:creator>Bob Jacobsen</dc:creator>
              <dc:date>2013-01-31T07:56:00</dc:date>
            </office:change-info>
          </text:insertion>
        </text:changed-region>
        <text:changed-region xml:id="ct332173488" text:id="ct332173488">
          <text:insertion>
            <office:change-info>
              <dc:creator>Bob Jacobsen</dc:creator>
              <dc:date>2013-01-31T07:56:00</dc:date>
            </office:change-info>
          </text:insertion>
        </text:changed-region>
        <text:changed-region xml:id="ct332131472" text:id="ct332131472">
          <text:insertion>
            <office:change-info>
              <dc:creator>Bob Jacobsen</dc:creator>
              <dc:date>2013-01-31T07:56:00</dc:date>
            </office:change-info>
          </text:insertion>
        </text:changed-region>
        <text:changed-region xml:id="ct332173584" text:id="ct332173584">
          <text:insertion>
            <office:change-info>
              <dc:creator>Bob Jacobsen</dc:creator>
              <dc:date>2013-01-31T07:56:00</dc:date>
            </office:change-info>
          </text:insertion>
        </text:changed-region>
        <text:changed-region xml:id="ct332175344" text:id="ct332175344">
          <text:insertion>
            <office:change-info>
              <dc:creator>Bob Jacobsen</dc:creator>
              <dc:date>2013-01-31T07:56:00</dc:date>
            </office:change-info>
          </text:insertion>
        </text:changed-region>
        <text:changed-region xml:id="ct332175584" text:id="ct332175584">
          <text:insertion>
            <office:change-info>
              <dc:creator>Bob Jacobsen</dc:creator>
              <dc:date>2013-01-31T07:56:00</dc:date>
            </office:change-info>
          </text:insertion>
        </text:changed-region>
        <text:changed-region xml:id="ct332173376" text:id="ct332173376">
          <text:insertion>
            <office:change-info>
              <dc:creator>Bob Jacobsen</dc:creator>
              <dc:date>2013-01-31T07:56:00</dc:date>
            </office:change-info>
          </text:insertion>
        </text:changed-region>
        <text:changed-region xml:id="ct332176048" text:id="ct332176048">
          <text:insertion>
            <office:change-info>
              <dc:creator>Bob Jacobsen</dc:creator>
              <dc:date>2013-01-31T07:56:00</dc:date>
            </office:change-info>
          </text:insertion>
        </text:changed-region>
        <text:changed-region xml:id="ct332176144" text:id="ct332176144">
          <text:insertion>
            <office:change-info>
              <dc:creator>Bob Jacobsen</dc:creator>
              <dc:date>2013-01-31T07:56:00</dc:date>
            </office:change-info>
          </text:insertion>
        </text:changed-region>
        <text:changed-region xml:id="ct332176240" text:id="ct332176240">
          <text:insertion>
            <office:change-info>
              <dc:creator>Bob Jacobsen</dc:creator>
              <dc:date>2013-01-31T07:56:00</dc:date>
            </office:change-info>
          </text:insertion>
        </text:changed-region>
        <text:changed-region xml:id="ct332176640" text:id="ct332176640">
          <text:insertion>
            <office:change-info>
              <dc:creator>Bob Jacobsen</dc:creator>
              <dc:date>2013-01-31T07:56:00</dc:date>
            </office:change-info>
          </text:insertion>
        </text:changed-region>
        <text:changed-region xml:id="ct332175680" text:id="ct332175680">
          <text:insertion>
            <office:change-info>
              <dc:creator>Bob Jacobsen</dc:creator>
              <dc:date>2013-01-31T07:56:00</dc:date>
            </office:change-info>
          </text:insertion>
        </text:changed-region>
        <text:changed-region xml:id="ct332175776" text:id="ct332175776">
          <text:insertion>
            <office:change-info>
              <dc:creator>Bob Jacobsen</dc:creator>
              <dc:date>2013-01-31T07:56:00</dc:date>
            </office:change-info>
          </text:insertion>
        </text:changed-region>
        <text:changed-region xml:id="ct332132352" text:id="ct332132352">
          <text:insertion>
            <office:change-info>
              <dc:creator>Bob Jacobsen</dc:creator>
              <dc:date>2013-01-31T07:56:00</dc:date>
            </office:change-info>
          </text:insertion>
        </text:changed-region>
        <text:changed-region xml:id="ct332132528" text:id="ct332132528">
          <text:insertion>
            <office:change-info>
              <dc:creator>Bob Jacobsen</dc:creator>
              <dc:date>2013-01-31T07:56:00</dc:date>
            </office:change-info>
          </text:insertion>
        </text:changed-region>
        <text:changed-region xml:id="ct129393344" text:id="ct129393344">
          <text:insertion>
            <office:change-info>
              <dc:creator>Bob Jacobsen</dc:creator>
              <dc:date>2013-01-31T07:56:00</dc:date>
            </office:change-info>
          </text:insertion>
        </text:changed-region>
        <text:changed-region xml:id="ct129557248" text:id="ct129557248">
          <text:insertion>
            <office:change-info>
              <dc:creator>Bob Jacobsen</dc:creator>
              <dc:date>2013-01-31T07:56:00</dc:date>
            </office:change-info>
          </text:insertion>
        </text:changed-region>
        <text:changed-region xml:id="ct129674464" text:id="ct129674464">
          <text:insertion>
            <office:change-info>
              <dc:creator>Bob Jacobsen</dc:creator>
              <dc:date>2013-01-31T07:56:00</dc:date>
            </office:change-info>
          </text:insertion>
        </text:changed-region>
        <text:changed-region xml:id="ct129727472" text:id="ct129727472">
          <text:insertion>
            <office:change-info>
              <dc:creator>Bob Jacobsen</dc:creator>
              <dc:date>2013-01-31T07:56:00</dc:date>
            </office:change-info>
          </text:insertion>
        </text:changed-region>
        <text:changed-region xml:id="ct129263488" text:id="ct129263488">
          <text:insertion>
            <office:change-info>
              <dc:creator>Bob Jacobsen</dc:creator>
              <dc:date>2013-01-31T07:56:00</dc:date>
            </office:change-info>
          </text:insertion>
        </text:changed-region>
        <text:changed-region xml:id="ct129263584" text:id="ct129263584">
          <text:insertion>
            <office:change-info>
              <dc:creator>Bob Jacobsen</dc:creator>
              <dc:date>2013-01-31T07:56:00</dc:date>
            </office:change-info>
          </text:insertion>
        </text:changed-region>
        <text:changed-region xml:id="ct78647488" text:id="ct78647488">
          <text:insertion>
            <office:change-info>
              <dc:creator>Bob Jacobsen</dc:creator>
              <dc:date>2013-01-31T07:56:00</dc:date>
            </office:change-info>
          </text:insertion>
        </text:changed-region>
        <text:changed-region xml:id="ct78647584" text:id="ct78647584">
          <text:insertion>
            <office:change-info>
              <dc:creator>Bob Jacobsen</dc:creator>
              <dc:date>2013-01-31T07:56:00</dc:date>
            </office:change-info>
          </text:insertion>
        </text:changed-region>
        <text:changed-region xml:id="ct78695216" text:id="ct78695216">
          <text:insertion>
            <office:change-info>
              <dc:creator>Bob Jacobsen</dc:creator>
              <dc:date>2013-01-31T07:56:00</dc:date>
            </office:change-info>
          </text:insertion>
        </text:changed-region>
        <text:changed-region xml:id="ct78695312" text:id="ct78695312">
          <text:insertion>
            <office:change-info>
              <dc:creator>Bob Jacobsen</dc:creator>
              <dc:date>2013-01-31T07:56:00</dc:date>
            </office:change-info>
          </text:insertion>
        </text:changed-region>
        <text:changed-region xml:id="ct129675248" text:id="ct129675248">
          <text:insertion>
            <office:change-info>
              <dc:creator>Bob Jacobsen</dc:creator>
              <dc:date>2013-01-31T07:56:00</dc:date>
            </office:change-info>
          </text:insertion>
        </text:changed-region>
        <text:changed-region xml:id="ct332173136" text:id="ct332173136">
          <text:insertion>
            <office:change-info>
              <dc:creator>Bob Jacobsen</dc:creator>
              <dc:date>2013-01-31T07:56:00</dc:date>
            </office:change-info>
          </text:insertion>
        </text:changed-region>
        <text:changed-region xml:id="ct332176400" text:id="ct332176400">
          <text:insertion>
            <office:change-info>
              <dc:creator>Bob Jacobsen</dc:creator>
              <dc:date>2013-01-31T07:56:00</dc:date>
            </office:change-info>
          </text:insertion>
        </text:changed-region>
        <text:changed-region xml:id="ct332132624" text:id="ct332132624">
          <text:insertion>
            <office:change-info>
              <dc:creator>Bob Jacobsen</dc:creator>
              <dc:date>2013-01-31T07:56:00</dc:date>
            </office:change-info>
          </text:insertion>
        </text:changed-region>
        <text:changed-region xml:id="ct332132720" text:id="ct332132720">
          <text:insertion>
            <office:change-info>
              <dc:creator>Bob Jacobsen</dc:creator>
              <dc:date>2013-01-31T07:56:00</dc:date>
            </office:change-info>
          </text:insertion>
        </text:changed-region>
        <text:changed-region xml:id="ct332132944" text:id="ct332132944">
          <text:insertion>
            <office:change-info>
              <dc:creator>Bob Jacobsen</dc:creator>
              <dc:date>2013-01-31T07:56:00</dc:date>
            </office:change-info>
          </text:insertion>
        </text:changed-region>
        <text:changed-region xml:id="ct332133152" text:id="ct332133152">
          <text:insertion>
            <office:change-info>
              <dc:creator>Bob Jacobsen</dc:creator>
              <dc:date>2013-01-31T07:56:00</dc:date>
            </office:change-info>
          </text:insertion>
        </text:changed-region>
        <text:changed-region xml:id="ct332133424" text:id="ct332133424">
          <text:insertion>
            <office:change-info>
              <dc:creator>Bob Jacobsen</dc:creator>
              <dc:date>2013-01-31T07:56:00</dc:date>
            </office:change-info>
          </text:insertion>
        </text:changed-region>
        <text:changed-region xml:id="ct332133888" text:id="ct332133888">
          <text:insertion>
            <office:change-info>
              <dc:creator>Bob Jacobsen</dc:creator>
              <dc:date>2013-04-12T21:40:00</dc:date>
            </office:change-info>
          </text:insertion>
        </text:changed-region>
        <text:changed-region xml:id="ct332134016" text:id="ct332134016">
          <text:insertion>
            <office:change-info>
              <dc:creator>Bob Jacobsen</dc:creator>
              <dc:date>2013-01-31T07:56:00</dc:date>
            </office:change-info>
          </text:insertion>
        </text:changed-region>
        <text:changed-region xml:id="ct332134144" text:id="ct332134144">
          <text:insertion>
            <office:change-info>
              <dc:creator>Bob Jacobsen</dc:creator>
              <dc:date>2013-04-12T21:40:00</dc:date>
            </office:change-info>
          </text:insertion>
        </text:changed-region>
        <text:changed-region xml:id="ct332134320" text:id="ct332134320">
          <text:insertion>
            <office:change-info>
              <dc:creator>Bob Jacobsen</dc:creator>
              <dc:date>2013-04-12T21:39:00</dc:date>
            </office:change-info>
          </text:insertion>
        </text:changed-region>
        <text:changed-region xml:id="ct332134448" text:id="ct332134448">
          <text:insertion>
            <office:change-info>
              <dc:creator>Bob Jacobsen</dc:creator>
              <dc:date>2013-04-12T21:40:00</dc:date>
            </office:change-info>
          </text:insertion>
        </text:changed-region>
        <text:changed-region xml:id="ct332134576" text:id="ct332134576">
          <text:insertion>
            <office:change-info>
              <dc:creator>Bob Jacobsen</dc:creator>
              <dc:date>2013-04-12T21:39:00</dc:date>
            </office:change-info>
          </text:insertion>
        </text:changed-region>
        <text:changed-region xml:id="ct332134704" text:id="ct332134704">
          <text:insertion>
            <office:change-info>
              <dc:creator>Bob Jacobsen</dc:creator>
              <dc:date>2013-04-12T21:40:00</dc:date>
            </office:change-info>
          </text:insertion>
        </text:changed-region>
        <text:changed-region xml:id="ct332134880" text:id="ct332134880">
          <text:insertion>
            <office:change-info>
              <dc:creator>Bob Jacobsen</dc:creator>
              <dc:date>2013-01-31T07:56:00</dc:date>
            </office:change-info>
          </text:insertion>
        </text:changed-region>
        <text:changed-region xml:id="ct332176736" text:id="ct332176736">
          <text:insertion>
            <office:change-info>
              <dc:creator>Bob Jacobsen</dc:creator>
              <dc:date>2013-01-31T07:56:00</dc:date>
            </office:change-info>
          </text:insertion>
        </text:changed-region>
        <text:changed-region xml:id="ct332176832" text:id="ct332176832">
          <text:insertion>
            <office:change-info>
              <dc:creator>Bob Jacobsen</dc:creator>
              <dc:date>2013-01-31T07:56:00</dc:date>
            </office:change-info>
          </text:insertion>
        </text:changed-region>
        <text:changed-region xml:id="ct332133584" text:id="ct332133584">
          <text:insertion>
            <office:change-info>
              <dc:creator>Bob Jacobsen</dc:creator>
              <dc:date>2013-01-31T07:56:00</dc:date>
            </office:change-info>
          </text:insertion>
        </text:changed-region>
        <text:changed-region xml:id="ct332135360" text:id="ct332135360">
          <text:insertion>
            <office:change-info>
              <dc:creator>Bob Jacobsen</dc:creator>
              <dc:date>2013-01-31T07:56:00</dc:date>
            </office:change-info>
          </text:insertion>
        </text:changed-region>
        <text:changed-region xml:id="ct332177296" text:id="ct332177296">
          <text:insertion>
            <office:change-info>
              <dc:creator>Bob Jacobsen</dc:creator>
              <dc:date>2013-01-31T07:56:00</dc:date>
            </office:change-info>
          </text:insertion>
        </text:changed-region>
        <text:changed-region xml:id="ct332177392" text:id="ct332177392">
          <text:insertion>
            <office:change-info>
              <dc:creator>Bob Jacobsen</dc:creator>
              <dc:date>2013-01-31T07:56:00</dc:date>
            </office:change-info>
          </text:insertion>
        </text:changed-region>
        <text:changed-region xml:id="ct332177488" text:id="ct332177488">
          <text:insertion>
            <office:change-info>
              <dc:creator>Bob Jacobsen</dc:creator>
              <dc:date>2013-01-31T07:56:00</dc:date>
            </office:change-info>
          </text:insertion>
        </text:changed-region>
        <text:changed-region xml:id="ct332133760" text:id="ct332133760">
          <text:insertion>
            <office:change-info>
              <dc:creator>Bob Jacobsen</dc:creator>
              <dc:date>2013-01-31T07:56:00</dc:date>
            </office:change-info>
          </text:insertion>
        </text:changed-region>
        <text:changed-region xml:id="ct332177920" text:id="ct332177920">
          <text:insertion>
            <office:change-info>
              <dc:creator>Bob Jacobsen</dc:creator>
              <dc:date>2013-01-31T07:56:00</dc:date>
            </office:change-info>
          </text:insertion>
        </text:changed-region>
        <text:changed-region xml:id="ct332177712" text:id="ct332177712">
          <text:insertion>
            <office:change-info>
              <dc:creator>Bob Jacobsen</dc:creator>
              <dc:date>2013-01-31T07:56:00</dc:date>
            </office:change-info>
          </text:insertion>
        </text:changed-region>
        <text:changed-region xml:id="ct332178016" text:id="ct332178016">
          <text:insertion>
            <office:change-info>
              <dc:creator>Bob Jacobsen</dc:creator>
              <dc:date>2013-01-31T07:56:00</dc:date>
            </office:change-info>
          </text:insertion>
        </text:changed-region>
        <text:changed-region xml:id="ct332178112" text:id="ct332178112">
          <text:insertion>
            <office:change-info>
              <dc:creator>Bob Jacobsen</dc:creator>
              <dc:date>2013-01-31T07:56:00</dc:date>
            </office:change-info>
          </text:insertion>
        </text:changed-region>
        <text:changed-region xml:id="ct332131104" text:id="ct332131104">
          <text:insertion>
            <office:change-info>
              <dc:creator>Bob Jacobsen</dc:creator>
              <dc:date>2013-01-31T07:56:00</dc:date>
            </office:change-info>
          </text:insertion>
        </text:changed-region>
        <text:changed-region xml:id="ct129280016" text:id="ct129280016">
          <text:insertion>
            <office:change-info>
              <dc:creator>Bob Jacobsen</dc:creator>
              <dc:date>2013-01-31T07:58:00</dc:date>
            </office:change-info>
          </text:insertion>
        </text:changed-region>
        <text:changed-region xml:id="ct129435696" text:id="ct129435696">
          <text:insertion>
            <office:change-info>
              <dc:creator>Bob Jacobsen</dc:creator>
              <dc:date>2013-04-13T19:43:00</dc:date>
            </office:change-info>
          </text:insertion>
        </text:changed-region>
        <text:changed-region xml:id="ct283730800" text:id="ct283730800">
          <text:deletion>
            <office:change-info>
              <dc:creator>Bob Jacobsen</dc:creator>
              <dc:date>2012-09-02T13:15:00</dc:date>
            </office:change-info>
            <text:p text:style-name="Standard">t</text:p>
          </text:deletion>
        </text:changed-region>
        <text:changed-region xml:id="ct283792512" text:id="ct283792512">
          <text:insertion>
            <office:change-info>
              <dc:creator>Bob Jacobsen</dc:creator>
              <dc:date>2013-04-13T19:44:00</dc:date>
            </office:change-info>
          </text:insertion>
        </text:changed-region>
        <text:changed-region xml:id="ct283753856" text:id="ct283753856">
          <text:insertion>
            <office:change-info>
              <dc:creator>Bob Jacobsen</dc:creator>
              <dc:date>2012-09-02T13:13:00</dc:date>
            </office:change-info>
          </text:insertion>
        </text:changed-region>
        <text:changed-region xml:id="ct283752864" text:id="ct283752864">
          <text:insertion>
            <office:change-info>
              <dc:creator>Bob Jacobsen</dc:creator>
              <dc:date>2012-09-02T13:14:00</dc:date>
            </office:change-info>
          </text:insertion>
        </text:changed-region>
        <text:changed-region xml:id="ct283749808" text:id="ct283749808">
          <text:insertion>
            <office:change-info>
              <dc:creator>Bob Jacobsen</dc:creator>
              <dc:date>2012-09-02T13:15:00</dc:date>
            </office:change-info>
          </text:insertion>
        </text:changed-region>
        <text:changed-region xml:id="ct283742992" text:id="ct283742992">
          <text:insertion>
            <office:change-info>
              <dc:creator>Bob Jacobsen</dc:creator>
              <dc:date>2012-09-02T13:16:00</dc:date>
            </office:change-info>
          </text:insertion>
        </text:changed-region>
        <text:changed-region xml:id="ct283710640" text:id="ct283710640">
          <text:insertion>
            <office:change-info>
              <dc:creator>Bob Jacobsen</dc:creator>
              <dc:date>2013-01-31T12: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7707383198665291984" text:style-name="L1">
        <text:list-item>
          <text:p text:style-name="P25">Don't assume that the information actually has to be stored that way, as linear memory. <text:s/>The node can remap the information that's being read or written into whatever internal organization it needs.</text:p>
        </text:list-item>
        <text:list-item>
          <text:p text:style-name="P2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5">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332151648"/>For more information on format and presentation, see: </text:p>
      <text:list xml:id="list3706672141741335080" text:style-name="L2">
        <text:list-item>
          <text:p text:style-name="P26"><text:change-end text:change-id="ct332151648"/><text:change text:change-id="ct332151744"/><text:change-start text:change-id="ct332151840"/>OpenLCB Common Information Technical Note<text:change-end text:change-id="ct332151840"/></text:p>
        </text:list-item>
      </text:list>
      <text:h text:style-name="Heading_20_2" text:outline-level="2">Protocol<text:change-start text:change-id="ct332152048"/></text:h>
      <text:p text:style-name="Standard"><text:change-end text:change-id="ct332152048"/></text:p>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change-start text:change-id="ct332156320"/></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change-end text:change-id="ct332156320"/></text:p>
      <text:h text:style-name="Heading_20_3" text:outline-level="3">Message Formats<text:change-start text:change-id="ct332156464"/></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change-end text:change-id="ct332156464"/></text:p>
      <text:h text:style-name="Heading_20_3" text:outline-level="3">Operations</text:h>
      <text:h text:style-name="Heading_20_4" text:outline-level="4">Read, Read-Repl<text:change text:change-id="ct332150416"/><text:change-start text:change-id="ct332157008"/>y</text:h>
      <text:p text:style-name="Standard">The figure shows a typical read operation. The Read Command is carried to the device being configured by a datagram, the read operation takes place, and the results are returned in another datagram. <text:s/></text:p>
      <text:p text:style-name="Standard"><draw:frame draw:style-name="fr1" draw:name="graphics2" text:anchor-type="paragraph" svg:width="5.5047in" svg:height="6.6972in" draw:z-index="17"><draw:image xlink:href="../mscgen/MemConfReadOK.png" xlink:type="simple" xlink:show="embed" xlink:actuate="onLoad"/></draw:frame><text:soft-page-break/></text:p>
      <text:h text:style-name="Heading_20_4" text:outline-level="4">Write, Write-Reply<text:change-end text:change-id="ct332157008"/><text:change-start text:change-id="ct332157360"/></text:h>
      <text:p text:style-name="Standard"><text:change-end text:change-id="ct332157360"/><text:change-start text:change-id="ct332162816"/></text:p>
      <text:p text:style-name="Caption"><draw:frame draw:style-name="fr2" draw:name="graphics3" text:anchor-type="paragraph" svg:width="5.5047in" svg:height="3.7618in" draw:z-index="18"><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end text:change-id="ct332162816"/><text:change-start text:change-id="ct332119680"/></text:p>
      <text:p text:style-name="Caption"><draw:frame draw:style-name="fr2" draw:name="graphics4" text:anchor-type="paragraph" svg:width="5.5047in" svg:height="6.6972in" draw:z-index="19"><draw:image xlink:href="../mscgen/MemConfWriteReply.png" xlink:type="simple" xlink:show="embed" xlink:actuate="onLoad"/></draw:frame><text:change-end text:change-id="ct332119680"/><text:change-start text:change-id="ct332161296"/><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change-end text:change-id="ct332161296"/></text:p>
      <text:h text:style-name="Heading_20_4" text:outline-level="4"><text:soft-page-break/>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332156560"/></text:p>
      <text:h text:style-name="Heading_20_1" text:outline-level="1"><text:change-end text:change-id="ct332156560"/><text:change text:change-id="ct332165040"/><text:change-start text:change-id="ct332166672"/>General</text:h>
      <text:h text:style-name="Heading_20_2" text:outline-level="2">Message Structure</text:h>
      <text:p text:style-name="Standard">This section is about helping implementors see how to decode the message format. It's not normative; if this section differs from the Standard, the Standard rules.</text:p>
      <text:p text:style-name="Standard">Byte 1 has a number of decodable fields. <text:s/>The top two bits of byte 1 separate the basic types:</text:p>
      <text:list xml:id="list6252790868068732858" text:style-name="L3">
        <text:list-item>
          <text:p text:style-name="P27">0b00 <text:change-end text:change-id="ct332166672"/><text:change-start text:change-id="ct332166768"/>–<text:change-end text:change-id="ct332166768"/><text:change-start text:change-id="ct332169104"/> Write operations</text:p>
        </text:list-item>
        <text:list-item>
          <text:p text:style-name="P27">0b01 <text:change-end text:change-id="ct332169104"/><text:change-start text:change-id="ct332166096"/>–<text:change-end text:change-id="ct332166096"/><text:change-start text:change-id="ct332167312"/> Read operations</text:p>
        </text:list-item>
        <text:list-item>
          <text:p text:style-name="P27">0b10 <text:change-end text:change-id="ct332167312"/><text:change-start text:change-id="ct332167408"/>–<text:change-end text:change-id="ct332167408"/><text:change-start text:change-id="ct332167552"/> Control operations</text:p>
        </text:list-item>
        <text:list-item>
          <text:p text:style-name="P27">0b11 <text:change-end text:change-id="ct332167552"/><text:change-start text:change-id="ct332122032"/>–<text:change-end text:change-id="ct332122032"/><text:change-start text:change-id="ct332169344"/> Not used / reserved</text:p>
        </text:list-item>
      </text:list>
      <text:p text:style-name="Standard"><text:change-end text:change-id="ct332169344"/></text:p>
      <table:table table:name="WriteCommands" table:style-name="WriteCommands">
        <table:table-column table:style-name="WriteCommands.A"/>
        <table:table-column table:style-name="WriteCommands.B"/>
        <table:table-column table:style-name="WriteCommands.C" table:number-columns-repeated="3"/>
        <table:table-column table:style-name="WriteCommands.F"/>
        <table:table-header-rows>
          <text:soft-page-break/>
          <table:table-row>
            <table:table-cell table:style-name="WriteCommands.A1" office:value-type="string">
              <text:p text:style-name="P18"/>
            </table:table-cell>
            <table:table-cell table:style-name="WriteCommands.A1" office:value-type="string">
              <text:p text:style-name="P18"/>
            </table:table-cell>
            <table:table-cell table:style-name="WriteCommands.A1" office:value-type="string">
              <text:p text:style-name="P18"><text:change-start text:change-id="ct77234464"/>Write<text:change-end text:change-id="ct77234464"/></text:p>
            </table:table-cell>
            <table:table-cell table:style-name="WriteCommands.A1" office:value-type="string">
              <text:p text:style-name="P18"><text:change-start text:change-id="ct836141360"/>Write Under Mask<text:change-end text:change-id="ct836141360"/></text:p>
            </table:table-cell>
            <table:table-cell table:style-name="WriteCommands.A1" office:value-type="string">
              <text:p text:style-name="P18"><text:change-start text:change-id="ct77546288"/>Write Stream<text:change-end text:change-id="ct77546288"/></text:p>
            </table:table-cell>
            <table:table-cell table:style-name="WriteCommands.F1" office:value-type="string">
              <text:p text:style-name="P18"><text:change-start text:change-id="ct77162528"/>Write Reply<text:change-end text:change-id="ct77162528"/></text:p>
            </table:table-cell>
          </table:table-row>
        </table:table-header-rows>
        <table:table-row>
          <table:table-cell table:style-name="WriteCommands.A2" table:number-columns-spanned="2" office:value-type="string">
            <text:p text:style-name="P14"><text:change-start text:change-id="ct836063744"/>Datagram Type Byte<text:change-end text:change-id="ct836063744"/></text:p>
          </table:table-cell>
          <table:covered-table-cell/>
          <table:table-cell table:style-name="WriteCommands.A2" office:value-type="string">
            <text:p text:style-name="P15"><text:change-start text:change-id="ct836095040"/>0x20<text:change-end text:change-id="ct836095040"/></text:p>
          </table:table-cell>
          <table:table-cell table:style-name="WriteCommands.A2" office:value-type="string">
            <text:p text:style-name="P15"><text:change-start text:change-id="ct836075424"/>0x20<text:change-end text:change-id="ct836075424"/></text:p>
          </table:table-cell>
          <table:table-cell table:style-name="WriteCommands.A2" office:value-type="string">
            <text:p text:style-name="P15"><text:change-start text:change-id="ct77281088"/>0x20<text:change-end text:change-id="ct77281088"/></text:p>
          </table:table-cell>
          <table:table-cell table:style-name="WriteCommands.F2" office:value-type="string">
            <text:p text:style-name="P15"><text:change-start text:change-id="ct77531920"/>0x20<text:change-end text:change-id="ct77531920"/></text:p>
          </table:table-cell>
        </table:table-row>
        <table:table-row>
          <table:table-cell table:style-name="WriteCommands.A2" table:number-rows-spanned="8" office:value-type="string">
            <text:p text:style-name="P14"><text:change-start text:change-id="ct76711568"/>Command Byte (Upper is MSB, lower is LSB)<text:change-end text:change-id="ct76711568"/></text:p>
          </table:table-cell>
          <table:table-cell table:style-name="WriteCommands.A2" office:value-type="string">
            <text:p text:style-name="P14"><text:change-start text:change-id="ct836125536"/>Command Type <text:line-break/>(2 bits)<text:change-end text:change-id="ct836125536"/></text:p>
          </table:table-cell>
          <table:table-cell table:style-name="WriteCommands.A2" office:value-type="string">
            <text:p text:style-name="P15"><text:change-start text:change-id="ct77387008"/>0b00<text:change-end text:change-id="ct77387008"/></text:p>
          </table:table-cell>
          <table:table-cell table:style-name="WriteCommands.A2" office:value-type="string">
            <text:p text:style-name="P15"><text:change-start text:change-id="ct836023760"/>0b00<text:change-end text:change-id="ct836023760"/></text:p>
          </table:table-cell>
          <table:table-cell table:style-name="WriteCommands.A2" office:value-type="string">
            <text:p text:style-name="P15"><text:change-start text:change-id="ct76753088"/>0b00<text:change-end text:change-id="ct76753088"/></text:p>
          </table:table-cell>
          <table:table-cell table:style-name="WriteCommands.F2" office:value-type="string">
            <text:p text:style-name="P15"><text:change-start text:change-id="ct77508480"/>0b0<text:change-end text:change-id="ct77508480"/><text:change-start text:change-id="ct76772112"/>0<text:change-end text:change-id="ct76772112"/></text:p>
          </table:table-cell>
        </table:table-row>
        <table:table-row>
          <table:covered-table-cell/>
          <table:table-cell table:style-name="WriteCommands.A2" office:value-type="string">
            <text:p text:style-name="P10"><text:change-start text:change-id="ct77096400"/>Stream/Datagram (1 bit)<text:change-end text:change-id="ct77096400"/></text:p>
          </table:table-cell>
          <table:table-cell table:style-name="WriteCommands.A2" office:value-type="string">
            <text:p text:style-name="P15"><text:change-start text:change-id="ct836156912"/>0b0<text:change-end text:change-id="ct836156912"/></text:p>
          </table:table-cell>
          <table:table-cell table:style-name="WriteCommands.A2" office:value-type="string">
            <text:p text:style-name="P15"><text:change-start text:change-id="ct76631792"/>0b0<text:change-end text:change-id="ct76631792"/></text:p>
          </table:table-cell>
          <table:table-cell table:style-name="WriteCommands.A2" office:value-type="string">
            <text:p text:style-name="P15"><text:change-start text:change-id="ct76693856"/>0b1<text:change-end text:change-id="ct76693856"/></text:p>
          </table:table-cell>
          <table:table-cell table:style-name="WriteCommands.F2" office:value-type="string">
            <text:p text:style-name="P15"><text:change-start text:change-id="ct836059696"/>0b0<text:change-end text:change-id="ct836059696"/></text:p>
          </table:table-cell>
        </table:table-row>
        <table:table-row>
          <table:covered-table-cell/>
          <table:table-cell table:style-name="WriteCommands.A2" office:value-type="string">
            <text:p text:style-name="P10"><text:change-start text:change-id="ct76721792"/>Reply<text:change-end text:change-id="ct76721792"/><text:change-start text:change-id="ct77358208"/> (1 bit)<text:change-end text:change-id="ct77358208"/></text:p>
          </table:table-cell>
          <table:table-cell table:style-name="WriteCommands.A2" office:value-type="string">
            <text:p text:style-name="P15"><text:change-start text:change-id="ct76699920"/>0b0<text:change-end text:change-id="ct76699920"/></text:p>
          </table:table-cell>
          <table:table-cell table:style-name="WriteCommands.A2" office:value-type="string">
            <text:p text:style-name="P15"><text:change-start text:change-id="ct836128352"/>0b0<text:change-end text:change-id="ct836128352"/></text:p>
          </table:table-cell>
          <table:table-cell table:style-name="WriteCommands.A2" office:value-type="string">
            <text:p text:style-name="P15"><text:change-start text:change-id="ct76786320"/>0b0<text:change-end text:change-id="ct76786320"/></text:p>
          </table:table-cell>
          <table:table-cell table:style-name="WriteCommands.F2" office:value-type="string">
            <text:p text:style-name="P15"><text:change-start text:change-id="ct77224480"/>0b<text:change-end text:change-id="ct77224480"/><text:change-start text:change-id="ct76564544"/>1<text:change-end text:change-id="ct76564544"/></text:p>
          </table:table-cell>
        </table:table-row>
        <table:table-row>
          <table:covered-table-cell/>
          <table:table-cell table:style-name="WriteCommands.A2" office:value-type="string">
            <text:p text:style-name="P14"><text:change-start text:change-id="ct836268192"/>Under Mask <text:line-break/>(1 bit)<text:change-end text:change-id="ct836268192"/></text:p>
          </table:table-cell>
          <table:table-cell table:style-name="WriteCommands.A2" office:value-type="string">
            <text:p text:style-name="P15"><text:change-start text:change-id="ct77131392"/>0b0<text:change-end text:change-id="ct77131392"/></text:p>
          </table:table-cell>
          <table:table-cell table:style-name="WriteCommands.A2" office:value-type="string">
            <text:p text:style-name="P15"><text:change-start text:change-id="ct76696016"/>0b1<text:change-end text:change-id="ct76696016"/></text:p>
          </table:table-cell>
          <table:table-cell table:style-name="WriteCommands.A2" office:value-type="string">
            <text:p text:style-name="P15"><text:change-start text:change-id="ct836220992"/>0b0<text:change-end text:change-id="ct836220992"/></text:p>
          </table:table-cell>
          <table:table-cell table:style-name="WriteCommands.F2" office:value-type="string">
            <text:p text:style-name="P15"/>
          </table:table-cell>
        </table:table-row>
        <table:table-row>
          <table:covered-table-cell/>
          <table:table-cell table:style-name="WriteCommands.A2" office:value-type="string">
            <text:p text:style-name="P14"><text:change-start text:change-id="ct836151616"/>Fail/OK<text:change-end text:change-id="ct836151616"/></text:p>
          </table:table-cell>
          <table:table-cell table:style-name="WriteCommands.A2" office:value-type="string">
            <text:p text:style-name="P15"/>
          </table:table-cell>
          <table:table-cell table:style-name="WriteCommands.A2" office:value-type="string">
            <text:p text:style-name="P15"/>
          </table:table-cell>
          <table:table-cell table:style-name="WriteCommands.A2" office:value-type="string">
            <text:p text:style-name="P15"/>
          </table:table-cell>
          <table:table-cell table:style-name="WriteCommands.F2" office:value-type="string">
            <text:p text:style-name="P15"><text:change-start text:change-id="ct836033824"/>0b<text:change-end text:change-id="ct836033824"/><text:change-start text:change-id="ct836058368"/>1 Fail</text:p>
            <text:p text:style-name="P15">0b0 <text:change-end text:change-id="ct836058368"/><text:change-start text:change-id="ct77115248"/>OK<text:change-end text:change-id="ct77115248"/></text:p>
          </table:table-cell>
        </table:table-row>
        <table:table-row>
          <table:covered-table-cell/>
          <table:table-cell table:style-name="WriteCommands.A2" office:value-type="string">
            <text:p text:style-name="P14"><text:change-start text:change-id="ct76742496"/>Reserved (1 bit)<text:change-end text:change-id="ct76742496"/></text:p>
          </table:table-cell>
          <table:table-cell table:style-name="WriteCommands.A2" office:value-type="string">
            <text:p text:style-name="P15"><text:change-start text:change-id="ct835954240"/>0b0<text:change-end text:change-id="ct835954240"/></text:p>
          </table:table-cell>
          <table:table-cell table:style-name="WriteCommands.A2" office:value-type="string">
            <text:p text:style-name="P15"><text:change-start text:change-id="ct76617328"/>0b0<text:change-end text:change-id="ct76617328"/></text:p>
          </table:table-cell>
          <table:table-cell table:style-name="WriteCommands.A2" office:value-type="string">
            <text:p text:style-name="P15"><text:change-start text:change-id="ct836095392"/>0b0<text:change-end text:change-id="ct836095392"/></text:p>
          </table:table-cell>
          <table:table-cell table:style-name="WriteCommands.F2" office:value-type="string">
            <text:p text:style-name="P15"><text:change-start text:change-id="ct76647136"/>0b0<text:change-end text:change-id="ct76647136"/></text:p>
          </table:table-cell>
        </table:table-row>
        <table:table-row>
          <table:covered-table-cell/>
          <table:table-cell table:style-name="WriteCommands.A2" office:value-type="string">
            <text:p text:style-name="P14"><text:change-start text:change-id="ct332125968"/>Address Space <text:line-break/>(2 bits)<text:change-end text:change-id="ct332125968"/></text:p>
          </table:table-cell>
          <table:table-cell table:style-name="WriteCommands.A2" office:value-type="string">
            <text:p text:style-name="P15"><text:change-start text:change-id="ct332126416"/>0b00-0b11<text:change-end text:change-id="ct332126416"/></text:p>
          </table:table-cell>
          <table:table-cell table:style-name="WriteCommands.A2" office:value-type="string">
            <text:p text:style-name="P15"><text:change-start text:change-id="ct332126576"/>0b00-0b11<text:change-end text:change-id="ct332126576"/></text:p>
          </table:table-cell>
          <table:table-cell table:style-name="WriteCommands.A2" office:value-type="string">
            <text:p text:style-name="P15"><text:change-start text:change-id="ct332126736"/>0b00-0b11<text:change-end text:change-id="ct332126736"/></text:p>
          </table:table-cell>
          <table:table-cell table:style-name="WriteCommands.F2" office:value-type="string">
            <text:p text:style-name="P15"><text:change-start text:change-id="ct332126896"/>0b00-0b11<text:change-end text:change-id="ct332126896"/></text:p>
          </table:table-cell>
        </table:table-row>
        <table:table-row>
          <table:covered-table-cell/>
          <table:table-cell table:style-name="WriteCommands.A2" office:value-type="string">
            <text:p text:style-name="P14"><text:change-start text:change-id="ct332126208"/>Full byte value<text:change-end text:change-id="ct332126208"/></text:p>
          </table:table-cell>
          <table:table-cell table:style-name="WriteCommands.A2" office:value-type="string">
            <text:p text:style-name="P15"><text:change-start text:change-id="ct332127296"/>0x00-0x03<text:change-end text:change-id="ct332127296"/></text:p>
          </table:table-cell>
          <table:table-cell table:style-name="WriteCommands.A2" office:value-type="string">
            <text:p text:style-name="P15"><text:change-start text:change-id="ct332127440"/>0x18-0x1B<text:change-end text:change-id="ct332127440"/></text:p>
          </table:table-cell>
          <table:table-cell table:style-name="WriteCommands.A2" office:value-type="string">
            <text:p text:style-name="P15"><text:change-start text:change-id="ct332127600"/>0x20-0x23<text:change-end text:change-id="ct332127600"/></text:p>
          </table:table-cell>
          <table:table-cell table:style-name="WriteCommands.F2" office:value-type="string">
            <text:p text:style-name="P15"><text:change-start text:change-id="ct332127120"/>0x18 – 0x1B Fail</text:p>
            <text:p text:style-name="P15"><text:change-end text:change-id="ct332127120"/><text:change-start text:change-id="ct332127696"/>0x10 – 0x13<text:change-end text:change-id="ct332127696"/><text:change-start text:change-id="ct332127792"/> OK<text:change-end text:change-id="ct332127792"/></text:p>
          </table:table-cell>
        </table:table-row>
        <table:table-row>
          <table:table-cell table:style-name="WriteCommands.A2" table:number-columns-spanned="2" office:value-type="string">
            <text:p text:style-name="P14"><text:change-start text:change-id="ct332128560"/>4 bytes<text:change-end text:change-id="ct332128560"/></text:p>
          </table:table-cell>
          <table:covered-table-cell/>
          <table:table-cell table:style-name="WriteCommands.A2" office:value-type="string">
            <text:p text:style-name="P15"><text:change-start text:change-id="ct332128768"/>Address<text:change-end text:change-id="ct332128768"/></text:p>
          </table:table-cell>
          <table:table-cell table:style-name="WriteCommands.A2" office:value-type="string">
            <text:p text:style-name="P15"><text:change-start text:change-id="ct332128928"/>Address<text:change-end text:change-id="ct332128928"/></text:p>
          </table:table-cell>
          <table:table-cell table:style-name="WriteCommands.A2" office:value-type="string">
            <text:p text:style-name="P15"><text:change-start text:change-id="ct332129088"/>Address<text:change-end text:change-id="ct332129088"/></text:p>
          </table:table-cell>
          <table:table-cell table:style-name="WriteCommands.F2" office:value-type="string">
            <text:p text:style-name="P15"><text:change-start text:change-id="ct332128272"/>Address<text:change-end text:change-id="ct332128272"/></text:p>
          </table:table-cell>
        </table:table-row>
        <table:table-row>
          <table:table-cell table:style-name="WriteCommands.A2" table:number-columns-spanned="2" office:value-type="string">
            <text:p text:style-name="P14"><text:change-start text:change-id="ct332129760"/>Optional byte, present when Address Space bits above == 0b00<text:change-end text:change-id="ct332129760"/></text:p>
          </table:table-cell>
          <table:covered-table-cell/>
          <table:table-cell table:style-name="WriteCommands.A2" office:value-type="string">
            <text:p text:style-name="P15"><text:change-start text:change-id="ct332129968"/>Address Space<text:change-end text:change-id="ct332129968"/></text:p>
          </table:table-cell>
          <table:table-cell table:style-name="WriteCommands.A2" office:value-type="string">
            <text:p text:style-name="P15"><text:change-start text:change-id="ct332128032"/>Address Space<text:change-end text:change-id="ct332128032"/></text:p>
          </table:table-cell>
          <table:table-cell table:style-name="WriteCommands.A2" office:value-type="string">
            <text:p text:style-name="P15"><text:change-start text:change-id="ct332130272"/>Address Space<text:change-end text:change-id="ct332130272"/></text:p>
          </table:table-cell>
          <table:table-cell table:style-name="WriteCommands.F2" office:value-type="string">
            <text:p text:style-name="P15"><text:change-start text:change-id="ct332129600"/>Address Space<text:change-end text:change-id="ct332129600"/></text:p>
          </table:table-cell>
        </table:table-row>
        <table:table-row>
          <table:table-cell table:style-name="WriteCommands.A2" table:number-columns-spanned="2" office:value-type="string">
            <text:p text:style-name="P14"><text:change-start text:change-id="ct332129184"/>Remainder<text:change-end text:change-id="ct332129184"/></text:p>
          </table:table-cell>
          <table:covered-table-cell/>
          <table:table-cell table:style-name="WriteCommands.A2" office:value-type="string">
            <text:p text:style-name="P15"><text:change-start text:change-id="ct332125216"/>Data <text:line-break/>(1-64 bytes)<text:change-end text:change-id="ct332125216"/></text:p>
          </table:table-cell>
          <table:table-cell table:style-name="WriteCommands.A2" office:value-type="string">
            <text:p text:style-name="P15"><text:change-start text:change-id="ct332130448"/>Data and Mask <text:line-break/>(2-64 bytes)<text:change-end text:change-id="ct332130448"/></text:p>
          </table:table-cell>
          <table:table-cell table:style-name="WriteCommands.A2" office:value-type="string">
            <text:p text:style-name="P15"><text:change-start text:change-id="ct332124544"/>Stream Definition Info<text:change-end text:change-id="ct332124544"/></text:p>
          </table:table-cell>
          <table:table-cell table:style-name="WriteCommands.F2" office:value-type="string">
            <text:p text:style-name="P15"><text:change-start text:change-id="ct332124640"/>Count <text:line-break/>(1 byte, <text:line-break/>1-64)<text:change-end text:change-id="ct332124640"/></text:p>
          </table:table-cell>
        </table:table-row>
      </table:table>
      <text:p text:style-name="Standard"/>
      <table:table table:name="Table2" table:style-name="Table2">
        <table:table-column table:style-name="Table2.A"/>
        <table:table-column table:style-name="Table2.B"/>
        <table:table-column table:style-name="Table2.C" table:number-columns-repeated="2"/>
        <table:table-column table:style-name="Table2.E"/>
        <table:table-header-rows>
          <text:soft-page-break/>
          <table:table-row>
            <table:table-cell table:style-name="Table2.A1" office:value-type="string">
              <text:p text:style-name="P18"/>
            </table:table-cell>
            <table:table-cell table:style-name="Table2.A1" office:value-type="string">
              <text:p text:style-name="P18"/>
            </table:table-cell>
            <table:table-cell table:style-name="Table2.A1" office:value-type="string">
              <text:p text:style-name="P18"><text:change-start text:change-id="ct332172944"/>Read<text:change-end text:change-id="ct332172944"/></text:p>
            </table:table-cell>
            <table:table-cell table:style-name="Table2.A1" office:value-type="string">
              <text:p text:style-name="P18"><text:change-start text:change-id="ct332173040"/>Read-Reply<text:change-end text:change-id="ct332173040"/></text:p>
            </table:table-cell>
            <table:table-cell table:style-name="Table2.E1" office:value-type="string">
              <text:p text:style-name="P18"><text:change-start text:change-id="ct332172816"/>Read Stream<text:change-end text:change-id="ct332172816"/></text:p>
            </table:table-cell>
          </table:table-row>
        </table:table-header-rows>
        <table:table-row>
          <table:table-cell table:style-name="Table2.A2" table:number-columns-spanned="2" office:value-type="string">
            <text:p text:style-name="P14"><text:change-start text:change-id="ct332170096"/>Datagram Type Byte<text:change-end text:change-id="ct332170096"/></text:p>
          </table:table-cell>
          <table:covered-table-cell/>
          <table:table-cell table:style-name="Table2.A2" office:value-type="string">
            <text:p text:style-name="P15"><text:change-start text:change-id="ct332173488"/>0x20<text:change-end text:change-id="ct332173488"/></text:p>
          </table:table-cell>
          <table:table-cell table:style-name="Table2.A2" office:value-type="string">
            <text:p text:style-name="P15"><text:change-start text:change-id="ct332131472"/>0x20<text:change-end text:change-id="ct332131472"/></text:p>
          </table:table-cell>
          <table:table-cell table:style-name="Table2.E2" office:value-type="string">
            <text:p text:style-name="P15"><text:change-start text:change-id="ct332173584"/>0x20<text:change-end text:change-id="ct332173584"/></text:p>
          </table:table-cell>
        </table:table-row>
        <table:table-row>
          <table:table-cell table:style-name="Table2.A2" table:number-rows-spanned="8" office:value-type="string">
            <text:p text:style-name="P14"><text:change-start text:change-id="ct332175344"/>Command Byte (Upper is MSB, lower is LSB)<text:change-end text:change-id="ct332175344"/></text:p>
          </table:table-cell>
          <table:table-cell table:style-name="Table2.A2" office:value-type="string">
            <text:p text:style-name="P14"><text:change-start text:change-id="ct332175584"/>Command Type <text:line-break/>(2 bits)<text:change-end text:change-id="ct332175584"/></text:p>
          </table:table-cell>
          <table:table-cell table:style-name="Table2.A2" office:value-type="string">
            <text:p text:style-name="P15"><text:change-start text:change-id="ct332173376"/>0b01<text:change-end text:change-id="ct332173376"/></text:p>
          </table:table-cell>
          <table:table-cell table:style-name="Table2.A2" office:value-type="string">
            <text:p text:style-name="P15"><text:change-start text:change-id="ct332176048"/>0b01<text:change-end text:change-id="ct332176048"/></text:p>
          </table:table-cell>
          <table:table-cell table:style-name="Table2.E2" office:value-type="string">
            <text:p text:style-name="P15"><text:change-start text:change-id="ct332176144"/>0b01<text:change-end text:change-id="ct332176144"/></text:p>
          </table:table-cell>
        </table:table-row>
        <table:table-row>
          <table:covered-table-cell/>
          <table:table-cell table:style-name="Table2.A2" office:value-type="string">
            <text:p text:style-name="P10"><text:change-start text:change-id="ct332176240"/>Stream/Datagram (1 bit)<text:change-end text:change-id="ct332176240"/></text:p>
          </table:table-cell>
          <table:table-cell table:style-name="Table2.A2" office:value-type="string">
            <text:p text:style-name="P15"><text:change-start text:change-id="ct332176640"/>0b0<text:change-end text:change-id="ct332176640"/></text:p>
          </table:table-cell>
          <table:table-cell table:style-name="Table2.A2" office:value-type="string">
            <text:p text:style-name="P15"><text:change-start text:change-id="ct332175680"/>0b0<text:change-end text:change-id="ct332175680"/></text:p>
          </table:table-cell>
          <table:table-cell table:style-name="Table2.E2" office:value-type="string">
            <text:p text:style-name="P15"><text:change-start text:change-id="ct332175776"/>0b1<text:change-end text:change-id="ct332175776"/></text:p>
          </table:table-cell>
        </table:table-row>
        <table:table-row>
          <table:covered-table-cell/>
          <table:table-cell table:style-name="Table2.A2" office:value-type="string">
            <text:p text:style-name="P10"><text:change-start text:change-id="ct332132352"/>ReadReply/Write (1 bit)<text:change-end text:change-id="ct332132352"/></text:p>
          </table:table-cell>
          <table:table-cell table:style-name="Table2.A2" office:value-type="string">
            <text:p text:style-name="P15"><text:change-start text:change-id="ct332132528"/>0b0<text:change-end text:change-id="ct332132528"/></text:p>
          </table:table-cell>
          <table:table-cell table:style-name="Table2.A2" office:value-type="string">
            <text:p text:style-name="P15"><text:change-start text:change-id="ct129393344"/>0b1<text:change-end text:change-id="ct129393344"/></text:p>
          </table:table-cell>
          <table:table-cell table:style-name="Table2.E2" office:value-type="string">
            <text:p text:style-name="P15"><text:change-start text:change-id="ct129557248"/>0b0<text:change-end text:change-id="ct129557248"/></text:p>
          </table:table-cell>
        </table:table-row>
        <table:table-row>
          <table:covered-table-cell/>
          <table:table-cell table:style-name="Table2.A2" office:value-type="string">
            <text:p text:style-name="P14"><text:change-start text:change-id="ct129674464"/>Fail/OK<text:change-end text:change-id="ct129674464"/></text:p>
          </table:table-cell>
          <table:table-cell table:style-name="Table2.A2" office:value-type="string">
            <text:p text:style-name="P15"/>
          </table:table-cell>
          <table:table-cell table:style-name="Table2.A2" office:value-type="string">
            <text:p text:style-name="P15"><text:change-start text:change-id="ct129727472"/>0b1 Fail</text:p>
            <text:p text:style-name="P15">0b0 OK<text:change-end text:change-id="ct129727472"/></text:p>
          </table:table-cell>
          <table:table-cell table:style-name="Table2.E2" office:value-type="string">
            <text:p text:style-name="P15"/>
          </table:table-cell>
        </table:table-row>
        <table:table-row>
          <table:covered-table-cell/>
          <table:table-cell table:style-name="Table2.A2" office:value-type="string">
            <text:p text:style-name="P14"><text:change-start text:change-id="ct129263488"/>Reserved (1 bit)<text:change-end text:change-id="ct129263488"/></text:p>
          </table:table-cell>
          <table:table-cell table:style-name="Table2.A2" office:value-type="string">
            <text:p text:style-name="P15"><text:change-start text:change-id="ct129263584"/>0b0<text:change-end text:change-id="ct129263584"/></text:p>
          </table:table-cell>
          <table:table-cell table:style-name="Table2.A2" office:value-type="string">
            <text:p text:style-name="P15"/>
          </table:table-cell>
          <table:table-cell table:style-name="Table2.E2" office:value-type="string">
            <text:p text:style-name="P15"><text:change-start text:change-id="ct78647488"/>0b0<text:change-end text:change-id="ct78647488"/></text:p>
          </table:table-cell>
        </table:table-row>
        <table:table-row>
          <table:covered-table-cell/>
          <table:table-cell table:style-name="Table2.A2" office:value-type="string">
            <text:p text:style-name="P14"><text:change-start text:change-id="ct78647584"/>Reserved (1 bit)<text:change-end text:change-id="ct78647584"/></text:p>
          </table:table-cell>
          <table:table-cell table:style-name="Table2.A2" office:value-type="string">
            <text:p text:style-name="P15"><text:change-start text:change-id="ct78695216"/>0b0<text:change-end text:change-id="ct78695216"/></text:p>
          </table:table-cell>
          <table:table-cell table:style-name="Table2.A2" office:value-type="string">
            <text:p text:style-name="P15"><text:change-start text:change-id="ct78695312"/>0b0<text:change-end text:change-id="ct78695312"/></text:p>
          </table:table-cell>
          <table:table-cell table:style-name="Table2.E2" office:value-type="string">
            <text:p text:style-name="P15"><text:change-start text:change-id="ct129675248"/>0b0<text:change-end text:change-id="ct129675248"/></text:p>
          </table:table-cell>
        </table:table-row>
        <table:table-row>
          <table:covered-table-cell/>
          <table:table-cell table:style-name="Table2.A2" office:value-type="string">
            <text:p text:style-name="P14"><text:change-start text:change-id="ct332173136"/>Address Space <text:line-break/>(2 bits)<text:change-end text:change-id="ct332173136"/></text:p>
          </table:table-cell>
          <table:table-cell table:style-name="Table2.A2" office:value-type="string">
            <text:p text:style-name="P15"><text:change-start text:change-id="ct332176400"/>0b00-0b11<text:change-end text:change-id="ct332176400"/></text:p>
          </table:table-cell>
          <table:table-cell table:style-name="Table2.A2" office:value-type="string">
            <text:p text:style-name="P15"><text:change-start text:change-id="ct332132624"/>0b00-0b11<text:change-end text:change-id="ct332132624"/></text:p>
          </table:table-cell>
          <table:table-cell table:style-name="Table2.E2" office:value-type="string">
            <text:p text:style-name="P15"><text:change-start text:change-id="ct332132720"/>0b00-0b11<text:change-end text:change-id="ct332132720"/></text:p>
          </table:table-cell>
        </table:table-row>
        <table:table-row>
          <table:covered-table-cell/>
          <table:table-cell table:style-name="Table2.A2" office:value-type="string">
            <text:p text:style-name="P14"><text:change-start text:change-id="ct332132944"/>Full byte value<text:change-end text:change-id="ct332132944"/></text:p>
          </table:table-cell>
          <table:table-cell table:style-name="Table2.A2" office:value-type="string">
            <text:p text:style-name="P15"><text:change-start text:change-id="ct332133152"/>0x40-0x43<text:change-end text:change-id="ct332133152"/></text:p>
          </table:table-cell>
          <table:table-cell table:style-name="Table2.A2" office:value-type="string">
            <text:p text:style-name="P15"><text:change-start text:change-id="ct332133424"/>0x58 <text:change-end text:change-id="ct332133424"/><text:change-start text:change-id="ct332133888"/>–<text:change-end text:change-id="ct332133888"/><text:change-start text:change-id="ct332134016"/> 0x5<text:change-end text:change-id="ct332134016"/><text:change-start text:change-id="ct332134144"/>B Fail<text:change-end text:change-id="ct332134144"/><text:change-start text:change-id="ct332134320"/></text:p>
            <text:p text:style-name="P15">0x50 <text:change-end text:change-id="ct332134320"/><text:change-start text:change-id="ct332134448"/>–<text:change-end text:change-id="ct332134448"/><text:change-start text:change-id="ct332134576"/> 0x53<text:change-end text:change-id="ct332134576"/><text:change-start text:change-id="ct332134704"/> OK<text:change-end text:change-id="ct332134704"/></text:p>
          </table:table-cell>
          <table:table-cell table:style-name="Table2.E2" office:value-type="string">
            <text:p text:style-name="P15"><text:change-start text:change-id="ct332134880"/>0x70-0x73<text:change-end text:change-id="ct332134880"/></text:p>
          </table:table-cell>
        </table:table-row>
        <table:table-row>
          <table:table-cell table:style-name="Table2.A2" table:number-columns-spanned="2" office:value-type="string">
            <text:p text:style-name="P14"><text:change-start text:change-id="ct332176736"/>4 bytes<text:change-end text:change-id="ct332176736"/></text:p>
          </table:table-cell>
          <table:covered-table-cell/>
          <table:table-cell table:style-name="Table2.A2" office:value-type="string">
            <text:p text:style-name="P15"><text:change-start text:change-id="ct332176832"/>Address<text:change-end text:change-id="ct332176832"/></text:p>
          </table:table-cell>
          <table:table-cell table:style-name="Table2.A2" office:value-type="string">
            <text:p text:style-name="P15"><text:change-start text:change-id="ct332133584"/>Address<text:change-end text:change-id="ct332133584"/></text:p>
          </table:table-cell>
          <table:table-cell table:style-name="Table2.E2" office:value-type="string">
            <text:p text:style-name="P15"><text:change-start text:change-id="ct332135360"/>Address<text:change-end text:change-id="ct332135360"/></text:p>
          </table:table-cell>
        </table:table-row>
        <table:table-row>
          <table:table-cell table:style-name="Table2.A2" table:number-columns-spanned="2" office:value-type="string">
            <text:p text:style-name="P14"><text:change-start text:change-id="ct332177296"/>Optional byte, present when Address Space bits above == 0b00<text:change-end text:change-id="ct332177296"/></text:p>
          </table:table-cell>
          <table:covered-table-cell/>
          <table:table-cell table:style-name="Table2.A2" office:value-type="string">
            <text:p text:style-name="P15"><text:change-start text:change-id="ct332177392"/>Address Space<text:change-end text:change-id="ct332177392"/></text:p>
          </table:table-cell>
          <table:table-cell table:style-name="Table2.A2" office:value-type="string">
            <text:p text:style-name="P15"><text:change-start text:change-id="ct332177488"/>Address Space<text:change-end text:change-id="ct332177488"/></text:p>
          </table:table-cell>
          <table:table-cell table:style-name="Table2.E2" office:value-type="string">
            <text:p text:style-name="P15"><text:change-start text:change-id="ct332133760"/>Address Space<text:change-end text:change-id="ct332133760"/></text:p>
          </table:table-cell>
        </table:table-row>
        <table:table-row>
          <table:table-cell table:style-name="Table2.A2" table:number-columns-spanned="2" office:value-type="string">
            <text:p text:style-name="P14"><text:change-start text:change-id="ct332177920"/>Remainder<text:change-end text:change-id="ct332177920"/></text:p>
          </table:table-cell>
          <table:covered-table-cell/>
          <table:table-cell table:style-name="Table2.A2" office:value-type="string">
            <text:p text:style-name="P15"><text:change-start text:change-id="ct332177712"/>Count <text:line-break/>(1 byte, <text:line-break/>1-64)<text:change-end text:change-id="ct332177712"/></text:p>
          </table:table-cell>
          <table:table-cell table:style-name="Table2.A2" office:value-type="string">
            <text:p text:style-name="P15"><text:change-start text:change-id="ct332178016"/>Data<text:line-break/>(1-64 bytes)<text:change-end text:change-id="ct332178016"/></text:p>
          </table:table-cell>
          <table:table-cell table:style-name="Table2.E2" office:value-type="string">
            <text:p text:style-name="P15"><text:change-start text:change-id="ct332178112"/>Count<text:line-break/>(4 bytes), then Stream Definition Info<text:change-end text:change-id="ct332178112"/></text:p>
          </table:table-cell>
        </table:table-row>
      </table:table>
      <text:p text:style-name="Standard"><text:change-start text:change-id="ct332131104"/></text:p>
      <text:p text:style-name="Heading"><text:change-end text:change-id="ct332131104"/><text:change-start text:change-id="ct129280016"/><text:soft-page-break/></text:p>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18"/>
            </table:table-cell>
            <table:table-cell table:style-name="RequiredCommands.A1" office:value-type="string">
              <text:p text:style-name="P18"/>
            </table:table-cell>
            <table:table-cell table:style-name="RequiredCommands.A1" office:value-type="string">
              <text:p text:style-name="P18">Get Config Options</text:p>
            </table:table-cell>
            <table:table-cell table:style-name="RequiredCommands.A1" office:value-type="string">
              <text:p text:style-name="P18">Get Config Options Reply</text:p>
            </table:table-cell>
            <table:table-cell table:style-name="RequiredCommands.A1" office:value-type="string">
              <text:p text:style-name="P18">Get Addr Space Info </text:p>
            </table:table-cell>
            <table:table-cell table:style-name="RequiredCommands.A1" office:value-type="string">
              <text:p text:style-name="P18">Get Address Space Info Reply</text:p>
            </table:table-cell>
            <table:table-cell table:style-name="RequiredCommands.G1" office:value-type="string">
              <text:p text:style-name="P18">Freeze/<text:line-break/>Unfreeze</text:p>
            </table:table-cell>
          </table:table-row>
        </table:table-header-rows>
        <table:table-row>
          <table:table-cell table:style-name="RequiredCommands.A2" table:number-columns-spanned="2" office:value-type="string">
            <text:p text:style-name="P14">Datagram Type Byte</text:p>
          </table:table-cell>
          <table:covered-table-cell/>
          <table:table-cell table:style-name="RequiredCommands.A2" office:value-type="string">
            <text:p text:style-name="P15">0x20</text:p>
          </table:table-cell>
          <table:table-cell table:style-name="RequiredCommands.A2" office:value-type="string">
            <text:p text:style-name="P15">0x20</text:p>
          </table:table-cell>
          <table:table-cell table:style-name="RequiredCommands.A2" office:value-type="string">
            <text:p text:style-name="P15">0x20</text:p>
          </table:table-cell>
          <table:table-cell table:style-name="RequiredCommands.A2" office:value-type="string">
            <text:p text:style-name="P15">0x20</text:p>
          </table:table-cell>
          <table:table-cell table:style-name="RequiredCommands.G2" office:value-type="string">
            <text:p text:style-name="P15">0x20</text:p>
          </table:table-cell>
        </table:table-row>
        <table:table-row>
          <table:table-cell table:style-name="RequiredCommands.A2" table:number-rows-spanned="7" office:value-type="string">
            <text:p text:style-name="P14">Command Byte (Upper is MSB, lower is LSB)</text:p>
          </table:table-cell>
          <table:table-cell table:style-name="RequiredCommands.A2" office:value-type="string">
            <text:p text:style-name="P14">Command Type </text:p>
          </table:table-cell>
          <table:table-cell table:style-name="RequiredCommands.A2" office:value-type="string">
            <text:p text:style-name="P15">0b10</text:p>
          </table:table-cell>
          <table:table-cell table:style-name="RequiredCommands.A2" office:value-type="string">
            <text:p text:style-name="P15">0b10</text:p>
          </table:table-cell>
          <table:table-cell table:style-name="RequiredCommands.A2" office:value-type="string">
            <text:p text:style-name="P15">0b10</text:p>
          </table:table-cell>
          <table:table-cell table:style-name="RequiredCommands.A2" office:value-type="string">
            <text:p text:style-name="P15">0b10</text:p>
          </table:table-cell>
          <table:table-cell table:style-name="RequiredCommands.G2" office:value-type="string">
            <text:p text:style-name="P15">0b10</text:p>
          </table:table-cell>
        </table:table-row>
        <table:table-row>
          <table:covered-table-cell/>
          <table:table-cell table:style-name="RequiredCommands.A2" office:value-type="string">
            <text:p text:style-name="P10">Operation Type</text:p>
          </table:table-cell>
          <table:table-cell table:style-name="RequiredCommands.A2" office:value-type="string">
            <text:p text:style-name="P15">0b0000</text:p>
          </table:table-cell>
          <table:table-cell table:style-name="RequiredCommands.A2" office:value-type="string">
            <text:p text:style-name="P15">0b0000</text:p>
          </table:table-cell>
          <table:table-cell table:style-name="RequiredCommands.A2" office:value-type="string">
            <text:p text:style-name="P15">0b0001</text:p>
          </table:table-cell>
          <table:table-cell table:style-name="RequiredCommands.A2" office:value-type="string">
            <text:p text:style-name="P15">0b0001</text:p>
          </table:table-cell>
          <table:table-cell table:style-name="RequiredCommands.G2" office:value-type="string">
            <text:p text:style-name="P15">0b1000</text:p>
          </table:table-cell>
        </table:table-row>
        <table:table-row>
          <table:covered-table-cell/>
          <table:table-cell table:style-name="RequiredCommands.A2" office:value-type="string">
            <text:p text:style-name="P10">Reply</text:p>
          </table:table-cell>
          <table:table-cell table:style-name="RequiredCommands.A2" office:value-type="string">
            <text:p text:style-name="P15">0b0</text:p>
          </table:table-cell>
          <table:table-cell table:style-name="RequiredCommands.A2" office:value-type="string">
            <text:p text:style-name="P15">0b1</text:p>
          </table:table-cell>
          <table:table-cell table:style-name="RequiredCommands.A2" office:value-type="string">
            <text:p text:style-name="P15">0b0</text:p>
          </table:table-cell>
          <table:table-cell table:style-name="RequiredCommands.A2" office:value-type="string">
            <text:p text:style-name="P15">0b1</text:p>
          </table:table-cell>
          <table:table-cell table:style-name="RequiredCommands.G2" office:value-type="string">
            <text:p text:style-name="P15"/>
          </table:table-cell>
        </table:table-row>
        <table:table-row>
          <table:covered-table-cell/>
          <table:table-cell table:style-name="RequiredCommands.A2" office:value-type="string">
            <text:p text:style-name="P14">Reserved</text:p>
          </table:table-cell>
          <table:table-cell table:style-name="RequiredCommands.A2" office:value-type="string">
            <text:p text:style-name="P15"/>
          </table:table-cell>
          <table:table-cell table:style-name="RequiredCommands.A2" office:value-type="string">
            <text:p text:style-name="P15"/>
          </table:table-cell>
          <table:table-cell table:style-name="RequiredCommands.A2" office:value-type="string">
            <text:p text:style-name="P15"/>
          </table:table-cell>
          <table:table-cell table:style-name="RequiredCommands.A2" office:value-type="string">
            <text:p text:style-name="P15"/>
          </table:table-cell>
          <table:table-cell table:style-name="RequiredCommands.G2" office:value-type="string">
            <text:p text:style-name="P15">0b0</text:p>
          </table:table-cell>
        </table:table-row>
        <table:table-row>
          <table:covered-table-cell/>
          <table:table-cell table:style-name="RequiredCommands.A2" office:value-type="string">
            <text:p text:style-name="P14">Freeze/<text:line-break/>Unfreeze </text:p>
          </table:table-cell>
          <table:table-cell table:style-name="RequiredCommands.A2" office:value-type="string">
            <text:p text:style-name="P15"/>
          </table:table-cell>
          <table:table-cell table:style-name="RequiredCommands.A2" office:value-type="string">
            <text:p text:style-name="P15"/>
          </table:table-cell>
          <table:table-cell table:style-name="RequiredCommands.A2" office:value-type="string">
            <text:p text:style-name="P15"/>
          </table:table-cell>
          <table:table-cell table:style-name="RequiredCommands.A2" office:value-type="string">
            <text:p text:style-name="P15"/>
          </table:table-cell>
          <table:table-cell table:style-name="RequiredCommands.G2" office:value-type="string">
            <text:p text:style-name="P15">Freeze 0b1<text:line-break/>Unfreeze 0b0</text:p>
          </table:table-cell>
        </table:table-row>
        <table:table-row>
          <table:covered-table-cell/>
          <table:table-cell table:style-name="RequiredCommands.A2" office:value-type="string">
            <text:p text:style-name="P14">Reserved</text:p>
          </table:table-cell>
          <table:table-cell table:style-name="RequiredCommands.A2" office:value-type="string">
            <text:p text:style-name="P15">0b0</text:p>
          </table:table-cell>
          <table:table-cell table:style-name="RequiredCommands.A2" office:value-type="string">
            <text:p text:style-name="P15">0b0</text:p>
          </table:table-cell>
          <table:table-cell table:style-name="RequiredCommands.A2" office:value-type="string">
            <text:p text:style-name="P15">0b0</text:p>
          </table:table-cell>
          <table:table-cell table:style-name="RequiredCommands.A2" office:value-type="string">
            <text:p text:style-name="P15">0b0</text:p>
          </table:table-cell>
          <table:table-cell table:style-name="RequiredCommands.G2" office:value-type="string">
            <text:p text:style-name="P15"/>
          </table:table-cell>
        </table:table-row>
        <table:table-row>
          <table:covered-table-cell/>
          <table:table-cell table:style-name="RequiredCommands.A2" office:value-type="string">
            <text:p text:style-name="P14">Byte value</text:p>
          </table:table-cell>
          <table:table-cell table:style-name="RequiredCommands.A2" office:value-type="string">
            <text:p text:style-name="P15">0x80</text:p>
          </table:table-cell>
          <table:table-cell table:style-name="RequiredCommands.A2" office:value-type="string">
            <text:p text:style-name="P15">0x82</text:p>
          </table:table-cell>
          <table:table-cell table:style-name="RequiredCommands.A2" office:value-type="string">
            <text:p text:style-name="P15">0x84</text:p>
          </table:table-cell>
          <table:table-cell table:style-name="RequiredCommands.A2" office:value-type="string">
            <text:p text:style-name="P15">0x86</text:p>
          </table:table-cell>
          <table:table-cell table:style-name="RequiredCommands.G2" office:value-type="string">
            <text:p text:style-name="P15">0xA0-0xA1</text:p>
          </table:table-cell>
        </table:table-row>
        <table:table-row>
          <table:table-cell table:style-name="RequiredCommands.A2" table:number-columns-spanned="2" office:value-type="string">
            <text:p text:style-name="P14">Byte 2</text:p>
          </table:table-cell>
          <table:covered-table-cell/>
          <table:table-cell table:style-name="RequiredCommands.A2" office:value-type="string">
            <text:p text:style-name="P15"/>
          </table:table-cell>
          <table:table-cell table:style-name="RequiredCommands.A2" table:number-rows-spanned="2" office:value-type="string">
            <text:p text:style-name="P15">Available Commands (2 bytes)</text:p>
          </table:table-cell>
          <table:table-cell table:style-name="RequiredCommands.A2" office:value-type="string">
            <text:p text:style-name="P15">Address Space </text:p>
          </table:table-cell>
          <table:table-cell table:style-name="RequiredCommands.A2" office:value-type="string">
            <text:p text:style-name="P15">Address Space </text:p>
          </table:table-cell>
          <table:table-cell table:style-name="RequiredCommands.G2" office:value-type="string">
            <text:p text:style-name="P15"/>
          </table:table-cell>
        </table:table-row>
        <table:table-row>
          <table:table-cell table:style-name="RequiredCommands.A2" table:number-columns-spanned="2" office:value-type="string">
            <text:p text:style-name="P14">Byte 3</text:p>
          </table:table-cell>
          <table:covered-table-cell/>
          <table:table-cell table:style-name="RequiredCommands.A2" office:value-type="string">
            <text:p text:style-name="P15"/>
          </table:table-cell>
          <table:covered-table-cell/>
          <table:table-cell table:style-name="RequiredCommands.A2" office:value-type="string">
            <text:p text:style-name="P15"/>
          </table:table-cell>
          <table:table-cell table:style-name="RequiredCommands.A2" table:number-rows-spanned="4" office:value-type="string">
            <text:p text:style-name="P15">Largest Address (4 bytes)</text:p>
          </table:table-cell>
          <table:table-cell table:style-name="RequiredCommands.G2" office:value-type="string">
            <text:p text:style-name="P15"/>
          </table:table-cell>
        </table:table-row>
        <table:table-row>
          <table:table-cell table:style-name="RequiredCommands.A2" table:number-columns-spanned="2" office:value-type="string">
            <text:p text:style-name="P14">Byte 4</text:p>
          </table:table-cell>
          <table:covered-table-cell/>
          <table:table-cell table:style-name="RequiredCommands.A2" office:value-type="string">
            <text:p text:style-name="P15"/>
          </table:table-cell>
          <table:table-cell table:style-name="RequiredCommands.A2" office:value-type="string">
            <text:p text:style-name="P15">Write Lengths</text:p>
          </table:table-cell>
          <table:table-cell table:style-name="RequiredCommands.A2" office:value-type="string">
            <text:p text:style-name="P15"/>
          </table:table-cell>
          <table:covered-table-cell/>
          <table:table-cell table:style-name="RequiredCommands.G2" office:value-type="string">
            <text:p text:style-name="P15"/>
          </table:table-cell>
        </table:table-row>
        <table:table-row>
          <table:table-cell table:style-name="RequiredCommands.A2" table:number-columns-spanned="2" office:value-type="string">
            <text:p text:style-name="P14">Byte 5</text:p>
          </table:table-cell>
          <table:covered-table-cell/>
          <table:table-cell table:style-name="RequiredCommands.A2" office:value-type="string">
            <text:p text:style-name="P15"/>
          </table:table-cell>
          <table:table-cell table:style-name="RequiredCommands.A2" office:value-type="string">
            <text:p text:style-name="P15">Highest Address Space</text:p>
          </table:table-cell>
          <table:table-cell table:style-name="RequiredCommands.A2" office:value-type="string">
            <text:p text:style-name="P15"/>
          </table:table-cell>
          <table:covered-table-cell/>
          <table:table-cell table:style-name="RequiredCommands.G2" office:value-type="string">
            <text:p text:style-name="P15"/>
          </table:table-cell>
        </table:table-row>
        <table:table-row>
          <table:table-cell table:style-name="RequiredCommands.A2" table:number-columns-spanned="2" office:value-type="string">
            <text:p text:style-name="P14">Byte 6</text:p>
          </table:table-cell>
          <table:covered-table-cell/>
          <table:table-cell table:style-name="RequiredCommands.A2" office:value-type="string">
            <text:p text:style-name="P15"/>
          </table:table-cell>
          <table:table-cell table:style-name="RequiredCommands.A2" office:value-type="string">
            <text:p text:style-name="P15">Lowest Address Space (0-1 byte)</text:p>
          </table:table-cell>
          <table:table-cell table:style-name="RequiredCommands.A2" office:value-type="string">
            <text:p text:style-name="P15"/>
          </table:table-cell>
          <table:covered-table-cell/>
          <table:table-cell table:style-name="RequiredCommands.G2" office:value-type="string">
            <text:p text:style-name="P15"/>
          </table:table-cell>
        </table:table-row>
        <table:table-row>
          <table:table-cell table:style-name="RequiredCommands.A2" table:number-rows-spanned="3" table:number-columns-spanned="2" office:value-type="string">
            <text:p text:style-name="P14">Remainder</text:p>
          </table:table-cell>
          <table:covered-table-cell/>
          <table:table-cell table:style-name="RequiredCommands.A2" table:number-rows-spanned="3" office:value-type="string">
            <text:p text:style-name="P15"/>
          </table:table-cell>
          <table:table-cell table:style-name="RequiredCommands.A2" table:number-rows-spanned="3" office:value-type="string">
            <text:p text:style-name="P15">Name (0-N bytes, optional</text:p>
          </table:table-cell>
          <table:table-cell table:style-name="RequiredCommands.A2" table:number-rows-spanned="3" office:value-type="string">
            <text:p text:style-name="P15"/>
          </table:table-cell>
          <table:table-cell table:style-name="RequiredCommands.A2" office:value-type="string">
            <text:p text:style-name="P11">Requires Alignment (4 bits) Low Address Non-zero (1 bit) Read-Only (1 bit) </text:p>
          </table:table-cell>
          <table:table-cell table:style-name="RequiredCommands.G2" table:number-rows-spanned="3" office:value-type="string">
            <text:p text:style-name="P15"/>
          </table:table-cell>
        </table:table-row>
        <table:table-row>
          <table:covered-table-cell/>
          <table:covered-table-cell/>
          <table:covered-table-cell/>
          <table:covered-table-cell/>
          <table:covered-table-cell/>
          <table:table-cell table:style-name="RequiredCommands.A2" office:value-type="string">
            <text:p text:style-name="P8">{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8">{Desc } </text:p>
            <text:p text:style-name="P8">(0-N bytes)</text:p>
          </table:table-cell>
          <table:covered-table-cell/>
        </table:table-row>
      </table:table>
      <text:p text:style-name="P9"/>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ext:soft-page-break/>
          <table:table-row>
            <table:table-cell table:style-name="Table3.A1" office:value-type="string">
              <text:p text:style-name="P18"/>
            </table:table-cell>
            <table:table-cell table:style-name="Table3.A1" office:value-type="string">
              <text:p text:style-name="P18"/>
            </table:table-cell>
            <table:table-cell table:style-name="Table3.A1" office:value-type="string">
              <text:p text:style-name="P18">Lock/<text:line-break/>Reserve</text:p>
            </table:table-cell>
            <table:table-cell table:style-name="Table3.A1" office:value-type="string">
              <text:p text:style-name="P18">Lock/<text:line-break/>Reserve Reply</text:p>
            </table:table-cell>
            <table:table-cell table:style-name="Table3.A1" office:value-type="string">
              <text:p text:style-name="P18">Get Unique ID</text:p>
            </table:table-cell>
            <table:table-cell table:style-name="Table3.A1" office:value-type="string">
              <text:p text:style-name="P18">Get Unique ID Reply</text:p>
            </table:table-cell>
            <table:table-cell table:style-name="Table3.A1" office:value-type="string">
              <text:p text:style-name="P18">Indicate</text:p>
            </table:table-cell>
            <table:table-cell table:style-name="Table3.A1" office:value-type="string">
              <text:p text:style-name="P18">Update Complete</text:p>
            </table:table-cell>
            <table:table-cell table:style-name="Table3.A1" office:value-type="string">
              <text:p text:style-name="P18">Reset/<text:line-break/>Reboot</text:p>
            </table:table-cell>
            <table:table-cell table:style-name="Table3.J1" office:value-type="string">
              <text:p text:style-name="P18">Reinit/<text:line-break/>Factory Reset</text:p>
            </table:table-cell>
          </table:table-row>
        </table:table-header-rows>
        <table:table-row>
          <table:table-cell table:style-name="Table3.A2" table:number-columns-spanned="2" office:value-type="string">
            <text:p text:style-name="P14">Datagram Type Byte</text:p>
          </table:table-cell>
          <table:covered-table-cell/>
          <table:table-cell table:style-name="Table3.A2" office:value-type="string">
            <text:p text:style-name="P15">0x20</text:p>
          </table:table-cell>
          <table:table-cell table:style-name="Table3.A2" office:value-type="string">
            <text:p text:style-name="P15">0x20</text:p>
          </table:table-cell>
          <table:table-cell table:style-name="Table3.A2" office:value-type="string">
            <text:p text:style-name="P15">0x20</text:p>
          </table:table-cell>
          <table:table-cell table:style-name="Table3.A2" office:value-type="string">
            <text:p text:style-name="P15">0x20</text:p>
          </table:table-cell>
          <table:table-cell table:style-name="Table3.A2" office:value-type="string">
            <text:p text:style-name="P15">0x20</text:p>
          </table:table-cell>
          <table:table-cell table:style-name="Table3.A2" office:value-type="string">
            <text:p text:style-name="P15">0x20</text:p>
          </table:table-cell>
          <table:table-cell table:style-name="Table3.A2" office:value-type="string">
            <text:p text:style-name="P15">0x20</text:p>
          </table:table-cell>
          <table:table-cell table:style-name="Table3.J2" office:value-type="string">
            <text:p text:style-name="P15">0x20</text:p>
          </table:table-cell>
        </table:table-row>
        <table:table-row>
          <table:table-cell table:style-name="Table3.A2" table:number-rows-spanned="7" office:value-type="string">
            <text:p text:style-name="P14">Command Byte (Upper is MSB, lower is LSB)</text:p>
          </table:table-cell>
          <table:table-cell table:style-name="Table3.A2" office:value-type="string">
            <text:p text:style-name="P14">Command Type </text:p>
          </table:table-cell>
          <table:table-cell table:style-name="Table3.A2" office:value-type="string">
            <text:p text:style-name="P15">0b10</text:p>
          </table:table-cell>
          <table:table-cell table:style-name="Table3.A2" office:value-type="string">
            <text:p text:style-name="P15">0b10</text:p>
          </table:table-cell>
          <table:table-cell table:style-name="Table3.A2" office:value-type="string">
            <text:p text:style-name="P15">0b10</text:p>
          </table:table-cell>
          <table:table-cell table:style-name="Table3.A2" office:value-type="string">
            <text:p text:style-name="P15">0b10</text:p>
          </table:table-cell>
          <table:table-cell table:style-name="Table3.A2" office:value-type="string">
            <text:p text:style-name="P15">0b10</text:p>
          </table:table-cell>
          <table:table-cell table:style-name="Table3.A2" office:value-type="string">
            <text:p text:style-name="P15">0b10</text:p>
          </table:table-cell>
          <table:table-cell table:style-name="Table3.A2" office:value-type="string">
            <text:p text:style-name="P15">0b10</text:p>
          </table:table-cell>
          <table:table-cell table:style-name="Table3.J2" office:value-type="string">
            <text:p text:style-name="P15">0b10</text:p>
          </table:table-cell>
        </table:table-row>
        <table:table-row>
          <table:covered-table-cell/>
          <table:table-cell table:style-name="Table3.A2" office:value-type="string">
            <text:p text:style-name="P10">Operation Type</text:p>
          </table:table-cell>
          <table:table-cell table:style-name="Table3.A2" office:value-type="string">
            <text:p text:style-name="P15">0b0010</text:p>
          </table:table-cell>
          <table:table-cell table:style-name="Table3.A2" office:value-type="string">
            <text:p text:style-name="P15">0b0010</text:p>
          </table:table-cell>
          <table:table-cell table:style-name="Table3.A2" office:value-type="string">
            <text:p text:style-name="P15">0b0011</text:p>
          </table:table-cell>
          <table:table-cell table:style-name="Table3.A2" office:value-type="string">
            <text:p text:style-name="P15">0b0011</text:p>
          </table:table-cell>
          <table:table-cell table:style-name="Table3.A2" office:value-type="string">
            <text:p text:style-name="P15">0b1001</text:p>
          </table:table-cell>
          <table:table-cell table:style-name="Table3.A2" office:value-type="string">
            <text:p text:style-name="P15">0b1010</text:p>
          </table:table-cell>
          <table:table-cell table:style-name="Table3.A2" office:value-type="string">
            <text:p text:style-name="P15">0b1010</text:p>
          </table:table-cell>
          <table:table-cell table:style-name="Table3.J2" office:value-type="string">
            <text:p text:style-name="P15">0b1010</text:p>
          </table:table-cell>
        </table:table-row>
        <table:table-row>
          <table:covered-table-cell/>
          <table:table-cell table:style-name="Table3.A2" office:value-type="string">
            <text:p text:style-name="P10">Reply</text:p>
          </table:table-cell>
          <table:table-cell table:style-name="Table3.A2" office:value-type="string">
            <text:p text:style-name="P15">0b0</text:p>
          </table:table-cell>
          <table:table-cell table:style-name="Table3.A2" office:value-type="string">
            <text:p text:style-name="P15">0b1</text:p>
          </table:table-cell>
          <table:table-cell table:style-name="Table3.A2" office:value-type="string">
            <text:p text:style-name="P15">0b0</text:p>
          </table:table-cell>
          <table:table-cell table:style-name="Table3.A2" office:value-type="string">
            <text:p text:style-name="P15">0b1</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J2" office:value-type="string">
            <text:p text:style-name="P15"/>
          </table:table-cell>
        </table:table-row>
        <table:table-row>
          <table:covered-table-cell/>
          <table:table-cell table:style-name="Table3.A2" office:value-type="string">
            <text:p text:style-name="P14">Reserved</text:p>
          </table:table-cell>
          <table:table-cell table:style-name="Table3.A2" office:value-type="string">
            <text:p text:style-name="P15">0b0</text:p>
          </table:table-cell>
          <table:table-cell table:style-name="Table3.A2" office:value-type="string">
            <text:p text:style-name="P15">0b0</text:p>
          </table:table-cell>
          <table:table-cell table:style-name="Table3.A2" office:value-type="string">
            <text:p text:style-name="P15">0b0</text:p>
          </table:table-cell>
          <table:table-cell table:style-name="Table3.A2" office:value-type="string">
            <text:p text:style-name="P15">0b0</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J2" office:value-type="string">
            <text:p text:style-name="P15"/>
          </table:table-cell>
        </table:table-row>
        <table:table-row>
          <table:covered-table-cell/>
          <table:table-cell table:style-name="Table3.A2" office:value-type="string">
            <text:p text:style-name="P14">Start/Stop</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Start 0b1</text:p>
            <text:p text:style-name="P15">Stop 0b0</text:p>
          </table:table-cell>
          <table:table-cell table:style-name="Table3.A2" office:value-type="string">
            <text:p text:style-name="P15"/>
          </table:table-cell>
          <table:table-cell table:style-name="Table3.A2" office:value-type="string">
            <text:p text:style-name="P15"/>
          </table:table-cell>
          <table:table-cell table:style-name="Table3.J2" office:value-type="string">
            <text:p text:style-name="P15"/>
          </table:table-cell>
        </table:table-row>
        <table:table-row>
          <table:covered-table-cell/>
          <table:table-cell table:style-name="Table3.A2" office:value-type="string">
            <text:p text:style-name="P14">Sub<text:line-break/>Command</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0b00</text:p>
          </table:table-cell>
          <table:table-cell table:style-name="Table3.A2" office:value-type="string">
            <text:p text:style-name="P15">0b01</text:p>
          </table:table-cell>
          <table:table-cell table:style-name="Table3.J2" office:value-type="string">
            <text:p text:style-name="P15">0b10</text:p>
          </table:table-cell>
        </table:table-row>
        <table:table-row>
          <table:covered-table-cell/>
          <table:table-cell table:style-name="Table3.A2" office:value-type="string">
            <text:p text:style-name="P14">Byte value</text:p>
          </table:table-cell>
          <table:table-cell table:style-name="Table3.A2" office:value-type="string">
            <text:p text:style-name="P15">0x88</text:p>
          </table:table-cell>
          <table:table-cell table:style-name="Table3.A2" office:value-type="string">
            <text:p text:style-name="P15">0x8A</text:p>
          </table:table-cell>
          <table:table-cell table:style-name="Table3.A2" office:value-type="string">
            <text:p text:style-name="P15">0x8C</text:p>
          </table:table-cell>
          <table:table-cell table:style-name="Table3.A2" office:value-type="string">
            <text:p text:style-name="P15">0x8D</text:p>
          </table:table-cell>
          <table:table-cell table:style-name="Table3.A2" office:value-type="string">
            <text:p text:style-name="P15">0xA2-0xA3</text:p>
          </table:table-cell>
          <table:table-cell table:style-name="Table3.A2" office:value-type="string">
            <text:p text:style-name="P15">0xA8</text:p>
          </table:table-cell>
          <table:table-cell table:style-name="Table3.A2" office:value-type="string">
            <text:p text:style-name="P15">0xA9</text:p>
          </table:table-cell>
          <table:table-cell table:style-name="Table3.J2" office:value-type="string">
            <text:p text:style-name="P15">0xAA</text:p>
          </table:table-cell>
        </table:table-row>
        <table:table-row>
          <table:table-cell table:style-name="Table3.A2" table:number-columns-spanned="2" office:value-type="string">
            <text:p text:style-name="P14">Byte 2</text:p>
          </table:table-cell>
          <table:covered-table-cell/>
          <table:table-cell table:style-name="Table3.A2" table:number-rows-spanned="6" office:value-type="string">
            <text:p text:style-name="P16">Requesting NodeID</text:p>
          </table:table-cell>
          <table:table-cell table:style-name="Table3.A2" table:number-rows-spanned="6" office:value-type="string">
            <text:p text:style-name="P15">Locking NodeID</text:p>
          </table:table-cell>
          <table:table-cell table:style-name="Table3.A2" office:value-type="string">
            <text:p text:style-name="P12">Number to reserve (3 bits, 1-8) </text:p>
            <text:p text:style-name="P17"><text:s/></text:p>
          </table:table-cell>
          <table:table-cell table:style-name="Table3.A2" table:number-rows-spanned="7" office:value-type="string">
            <text:p text:style-name="P11">New Unique EventI D </text:p>
            <text:p text:style-name="P10">(8 bytes, 1-8 times) </text:p>
            <text:p text:style-name="P11"><text:s/></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J2" table:number-rows-spanned="6" office:value-type="string">
            <text:p text:style-name="P15">Target NodeID</text:p>
          </table:table-cell>
        </table:table-row>
        <table:table-row>
          <table:table-cell table:style-name="Table3.A2" table:number-columns-spanned="2" office:value-type="string">
            <text:p text:style-name="P14">Byte 3</text:p>
          </table:table-cell>
          <table:covered-table-cell/>
          <table:covered-table-cell/>
          <table:covered-table-cell/>
          <table:table-cell table:style-name="Table3.A2" office:value-type="string">
            <text:p text:style-name="P15"/>
          </table:table-cell>
          <table:covered-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covered-table-cell/>
        </table:table-row>
        <table:table-row>
          <table:table-cell table:style-name="Table3.A2" table:number-columns-spanned="2" office:value-type="string">
            <text:p text:style-name="P14">Byte 4</text:p>
          </table:table-cell>
          <table:covered-table-cell/>
          <table:covered-table-cell/>
          <table:covered-table-cell/>
          <table:table-cell table:style-name="Table3.A2" office:value-type="string">
            <text:p text:style-name="P15"/>
          </table:table-cell>
          <table:covered-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covered-table-cell/>
        </table:table-row>
        <table:table-row>
          <table:table-cell table:style-name="Table3.A2" table:number-columns-spanned="2" office:value-type="string">
            <text:p text:style-name="P14">Byte 5</text:p>
          </table:table-cell>
          <table:covered-table-cell/>
          <table:covered-table-cell/>
          <table:covered-table-cell/>
          <table:table-cell table:style-name="Table3.A2" office:value-type="string">
            <text:p text:style-name="P15"/>
          </table:table-cell>
          <table:covered-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covered-table-cell/>
        </table:table-row>
        <table:table-row>
          <table:table-cell table:style-name="Table3.A2" table:number-columns-spanned="2" office:value-type="string">
            <text:p text:style-name="P14">Byte 6</text:p>
          </table:table-cell>
          <table:covered-table-cell/>
          <table:covered-table-cell/>
          <table:covered-table-cell/>
          <table:table-cell table:style-name="Table3.A2" office:value-type="string">
            <text:p text:style-name="P15"/>
          </table:table-cell>
          <table:covered-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covered-table-cell/>
        </table:table-row>
        <table:table-row>
          <table:table-cell table:style-name="Table3.A2" table:number-columns-spanned="2" office:value-type="string">
            <text:p text:style-name="P14">Byte 7</text:p>
          </table:table-cell>
          <table:covered-table-cell/>
          <table:covered-table-cell/>
          <table:covered-table-cell/>
          <table:table-cell table:style-name="Table3.A2" office:value-type="string">
            <text:p text:style-name="P15"/>
          </table:table-cell>
          <table:covered-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covered-table-cell/>
        </table:table-row>
        <table:table-row>
          <table:table-cell table:style-name="Table3.A2" table:number-columns-spanned="2" office:value-type="string">
            <text:p text:style-name="P14">Remainder</text:p>
          </table:table-cell>
          <table:covered-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covered-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J2" office:value-type="string">
            <text:p text:style-name="P15"/>
          </table:table-cell>
        </table:table-row>
      </table:table>
      <text:p text:style-name="P13"><text:change-end text:change-id="ct129280016"/></text:p>
      <text:h text:style-name="Heading_20_1" text:outline-level="1">Stuff to be merged into the above</text:h>
      <text:h text:style-name="Heading_20_2" text:outline-level="2">Environment of Protocol</text:h>
      <text:h text:style-name="Heading_20_3" text:outline-level="3">Requirements</text:h>
      <text:list xml:id="list6922061915931115441" text:style-name="L4">
        <text:list-item>
          <text:p text:style-name="P28">Nodes must carry enough context that a stand-alone configuration tool can provide a useful human interface without getting any data from an external source, e.g. needing an Internet download to handle a new node type.</text:p>
        </text:list-item>
        <text:list-item>
          <text:p text:style-name="P28"><text:soft-page-break/>It must be possible to configure a node entirely over the OpenLCB, without physical interactions, e.g. pushing buttons. This configuration must be compatible with local configuration, including e.g. the Blue/Gold method.</text:p>
        </text:list-item>
        <text:list-item>
          <text:p text:style-name="P28">It must be possible to configure one or more nodes while the rest of the OpenLCB is operating normally.</text:p>
        </text:list-item>
        <text:list-item>
          <text:p text:style-name="P28">It must be possible to read, store, and reload the configuration of a node.</text:p>
        </text:list-item>
      </text:list>
      <text:h text:style-name="Heading_20_3" text:outline-level="3" text:is-list-header="true">Preferences</text:h>
      <text:list xml:id="list4234349780996166152" text:style-name="L5">
        <text:list-item>
          <text:p text:style-name="P29">Small nodes shouldn't need a lot of processing power, e.g. to compress or decompress data in real time. Memory usage should also be limited, but is a second priority.</text:p>
        </text:list-item>
        <text:list-item>
          <text:p text:style-name="P29">Configuration operations should be state-less and idempotent to simplify software at both ends.</text:p>
        </text:list-item>
        <text:list-item>
          <text:p text:style-name="P29">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29">For efficiency, atomic reads or writes of small amounts of data should fit into a single-frame CAN datagram. Single-bit writes also add efficiency. </text:p>
        </text:list-item>
        <text:list-item>
          <text:p text:style-name="P29">Multiple address spaces make it easier to handle multiple types of data.</text:p>
        </text:list-item>
        <text:list-item>
          <text:p text:style-name="P29">For large transfers, it's desirable to be able to use streams. Not all nodes support them, though, so it must be possible to enquire about capabilities.</text:p>
        </text:list-item>
        <text:list-item>
          <text:p text:style-name="P29">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text:soft-page-break/>CAN Aspects</text:h>
      <text:p text:style-name="Standard">CAN configuration datagrams have seven payload bytes in the 1<text:span text:style-name="T4">st</text:span> frame (the first byte <text:change-start text:change-id="ct129435696"/>is the datagram type byte that <text:change-end text:change-id="ct129435696"/>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text:soft-page-break/>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text:soft-page-break/>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283730800"/><text:change-start text:change-id="ct283792512"/>t<text:change-end text:change-id="ct283792512"/>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283753856"/>Reminder: The P/C protocol requires that an IdentifyPr<text:change-end text:change-id="ct283753856"/><text:change-start text:change-id="ct283752864"/>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283752864"/><text:change-start text:change-id="ct283749808"/>diately, the node should emit the necessary messages immediately. <text:s/>It's not necessary for the node to check whether the new Event ID is already produced or consumed; redundant Ident<text:change-end text:change-id="ct283749808"/><text:change-start text:change-id="ct283742992"/>ify messages are not a problem.<text:change-end text:change-id="ct283742992"/><text:change-start text:change-id="ct283710640"/></text:p>
      <text:p text:style-name="Standard"/>
      <text:p text:style-name="Standard"><text:soft-page-break/>No timing requirement on read-reply or write-reply – might take a long time if backed by e.g. a CV read. Can't send another request until reply <text:span text:style-name="T6">received. (How recover? Is that state subject to “in Initialized”?)</text:span><text:change-end text:change-id="ct28371064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Annotations to the Standard<text:tab/>1</text:p>
          <text:p text:style-name="P20"><text:s/>2.1 Introduction<text:tab/>1</text:p>
          <text:p text:style-name="P20"><text:s/>2.2 Intended Use<text:tab/>1</text:p>
          <text:p text:style-name="P20"><text:s/>2.3 Reference and Context<text:tab/>1</text:p>
          <text:p text:style-name="P20"><text:s/>2.4 Protocol<text:tab/>1</text:p>
          <text:p text:style-name="P21"><text:s/>2.4.1 Address Space Size<text:tab/>2</text:p>
          <text:p text:style-name="P21"><text:s/>2.4.2 Address Space Selection<text:tab/>2</text:p>
          <text:p text:style-name="P21"><text:s/>2.4.3 Message Formats<text:tab/>2</text:p>
          <text:p text:style-name="P21"><text:s/>2.4.4 Operations<text:tab/>2</text:p>
          <text:p text:style-name="P22"><text:s/>2.4.4.1 Read, Read-Reply<text:tab/>2</text:p>
          <text:p text:style-name="P22"><text:s/>2.4.4.2 Write, Write-Reply<text:tab/>3</text:p>
          <text:p text:style-name="P22"><text:s/>2.4.4.3 Get Configuration Options Reply<text:tab/>6</text:p>
          <text:p text:style-name="P22"><text:s/>2.4.4.4 Get Address Space Information Reply<text:tab/>6</text:p>
          <text:p text:style-name="P22"><text:s/>2.4.4.5 Lock/Reserve and Freeze/Unfreeze<text:tab/>6</text:p>
          <text:p text:style-name="P22"><text:s/>2.4.4.6 Get Unique EventID<text:tab/>6</text:p>
          <text:p text:style-name="P22"><text:s/>2.4.4.7 Update Complete/Reset/Reboot/Reinitialize<text:tab/>6</text:p>
          <text:p text:style-name="P22"><text:s/>2.4.4.8 Indicate<text:tab/>6</text:p>
          <text:p text:style-name="P19"><text:s/>3 General<text:tab/>6</text:p>
          <text:p text:style-name="P20"><text:s/>3.1 Message Structure<text:tab/>6</text:p>
          <text:p text:style-name="P19"><text:s/>4 Stuff to be merged into the above<text:tab/>10</text:p>
          <text:p text:style-name="P20"><text:s/>4.1 Environment of Protocol<text:tab/>10</text:p>
          <text:p text:style-name="P21"><text:s/>4.1.1 Requirements<text:tab/>10</text:p>
          <text:p text:style-name="P21">Preferences<text:tab/>11</text:p>
          <text:p text:style-name="P21">Design Points<text:tab/>11</text:p>
          <text:p text:style-name="P21"><text:s/>4.1.2 CAN Aspects<text:tab/>12</text:p>
          <text:p text:style-name="P20"><text:s/>4.2 Implementation Notes<text:tab/>12</text:p>
          <text:p text:style-name="P21"><text:s/>4.2.1 Example CAN Operations<text:tab/>12</text:p>
          <text:p text:style-name="P22"><text:s/>4.2.1.1 Get initial information<text:tab/>12</text:p>
          <text:p text:style-name="P22"><text:s/>4.2.1.2 Write byte<text:tab/>12</text:p>
          <text:p text:style-name="P22"><text:s/>4.2.1.3 Write 64 bytes<text:tab/>12</text:p>
          <text:p text:style-name="P22"><text:s/>4.2.1.4 Read byte<text:tab/>12</text:p>
          <text:p text:style-name="P22"><text:s/>4.2.1.5 Read 64 bytes<text:tab/>13</text:p>
          <text:p text:style-name="P22"><text:s/>4.2.1.6 Large read via stream<text:tab/>13</text:p>
          <text:p text:style-name="P22"><text:s/>4.2.1.7 Large write via stream<text:tab/>13</text:p>
          <text:p text:style-name="P22"><text:s/>4.2.1.8 Performance Note<text:tab/>14</text:p>
          <text:p text:style-name="P21"><text:s/>4.2.2 Delays Due to Non-Volatile Memory<text:tab/>14</text:p>
          <text:p text:style-name="P21"><text:s/>4.2.3 Large Volume Operations<text:tab/>15</text:p>
          <text:p text:style-name="P19"><text:s/>5 To Be Merged<text:tab/>15</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283810720" text:id="ct283810720">
            <text:deletion>
              <office:change-info>
                <dc:creator>Bob Jacobsen</dc:creator>
                <dc:date>2013-02-06T22:34:00</dc:date>
              </office:change-info>
              <text:p text:style-name="MP4"><text:span text:style-name="Page_20_Number"><text:span text:style-name="MT2"><text:date style:data-style-name="N116" text:date-value="2013-04-13T19:52:10.99"/></text:span></text:span></text:p>
            </text:deletion>
          </text:changed-region>
          <text:changed-region xml:id="ct283811728" text:id="ct283811728">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change text:change-id="ct283810720"/><text:change-start text:change-id="ct283811728"/><text:span text:style-name="Page_20_Number"><text:span text:style-name="MT2"><text:date style:data-style-name="N75" text:date-value="2013-04-13T19:52:10.99">Apr 13, 2013</text:date></text:span></text:span><text:change-end text:change-id="ct283811728"/></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3T19:52:10.99">Apr 13, 2013</text:date></text:p>
            </table:table-cell>
            <table:table-cell table:style-name="Table1.C1" office:value-type="string">
              <text:p text:style-name="MP7">Preliminary</text:p>
            </table:table-cell>
          </table:table-row>
        </table:table>
        <text:p text:style-name="Header"/>
      </style:header>
      <style:footer>
        <text:tracked-changes>
          <text:changed-region xml:id="ct332023072" text:id="ct332023072">
            <text:deletion>
              <office:change-info>
                <dc:creator>Bob Jacobsen</dc:creator>
                <dc:date>2013-02-06T22:34:00</dc:date>
              </office:change-info>
              <text:p text:style-name="MP8"><text:span text:style-name="Page_20_Number"><text:span text:style-name="MT4"><text:date style:data-style-name="N116" text:date-value="2013-04-13T19:52:10.99"/></text:span></text:span></text:p>
            </text:deletion>
          </text:changed-region>
          <text:changed-region xml:id="ct332023936" text:id="ct332023936">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6</text:page-count></text:span></text:span><text:span text:style-name="Page_20_Number"><text:span text:style-name="MT4"> - </text:span></text:span><text:change text:change-id="ct332023072"/><text:change-start text:change-id="ct332023936"/><text:span text:style-name="Page_20_Number"><text:span text:style-name="MT2"><text:date style:data-style-name="N75" text:date-value="2013-04-13T19:52:10.99">Apr 13, 2013</text:date></text:span></text:span><text:change-end text:change-id="ct33202393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5</meta:editing-cycles>
    <meta:editing-duration>PT13H43M3S</meta:editing-duration>
    <meta:generator>OpenOffice.org/3.4.1$Unix OpenOffice.org_project/341m1$Build-9593</meta:generator>
    <dc:date>2013-04-13T19:52:11</dc:date>
    <dc:creator>Bob Jacobsen</dc:creator>
    <meta:document-statistic meta:table-count="5" meta:image-count="4" meta:object-count="0" meta:page-count="16" meta:paragraph-count="462" meta:word-count="3026" meta:character-count="18111"/>
    <meta:user-defined meta:name="Info 1"/>
    <meta:user-defined meta:name="Info 2"/>
    <meta:user-defined meta:name="Info 3"/>
    <meta:user-defined meta:name="Info 4"/>
  </office:meta>
</office:document-meta>
</file>